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8.297cm"/>
    </style:style>
    <style:style style:name="Table1.B" style:family="table-column">
      <style:table-column-properties style:column-width="8.71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1c230" officeooo:paragraph-rsid="0011c230"/>
    </style:style>
    <style:style style:name="P3" style:family="paragraph" style:parent-style-name="Text_20_body">
      <style:text-properties officeooo:rsid="00124bc6" officeooo:paragraph-rsid="00124bc6"/>
    </style:style>
    <style:style style:name="P4" style:family="paragraph" style:parent-style-name="Text_20_body">
      <style:text-properties officeooo:rsid="0016a539" officeooo:paragraph-rsid="0016a539"/>
    </style:style>
    <style:style style:name="P5" style:family="paragraph" style:parent-style-name="Text_20_body">
      <style:text-properties officeooo:rsid="001a938f" officeooo:paragraph-rsid="001a938f"/>
    </style:style>
    <style:style style:name="P6" style:family="paragraph" style:parent-style-name="Text_20_body">
      <style:text-properties officeooo:rsid="001fea7a" officeooo:paragraph-rsid="001a938f"/>
    </style:style>
    <style:style style:name="P7" style:family="paragraph" style:parent-style-name="Text_20_body">
      <style:text-properties officeooo:rsid="00229072" officeooo:paragraph-rsid="00229072"/>
    </style:style>
    <style:style style:name="P8" style:family="paragraph" style:parent-style-name="Text_20_body">
      <style:text-properties officeooo:rsid="00277ac2" officeooo:paragraph-rsid="00277ac2"/>
    </style:style>
    <style:style style:name="P9" style:family="paragraph" style:parent-style-name="Text_20_body">
      <style:text-properties officeooo:rsid="002b5163" officeooo:paragraph-rsid="002b5163"/>
    </style:style>
    <style:style style:name="P10" style:family="paragraph" style:parent-style-name="Text_20_body">
      <style:text-properties officeooo:rsid="0031ab37" officeooo:paragraph-rsid="0031ab37"/>
    </style:style>
    <style:style style:name="P11" style:family="paragraph" style:parent-style-name="Text_20_body">
      <style:text-properties officeooo:rsid="00333bc5" officeooo:paragraph-rsid="00333bc5"/>
    </style:style>
    <style:style style:name="P12" style:family="paragraph" style:parent-style-name="Text_20_body">
      <style:text-properties officeooo:rsid="00395398" officeooo:paragraph-rsid="00395398"/>
    </style:style>
    <style:style style:name="P13" style:family="paragraph" style:parent-style-name="Text_20_body">
      <style:text-properties officeooo:rsid="0059044b" officeooo:paragraph-rsid="0059044b"/>
    </style:style>
    <style:style style:name="P14" style:family="paragraph" style:parent-style-name="Text_20_body">
      <style:text-properties officeooo:rsid="005aaa4d" officeooo:paragraph-rsid="005aaa4d"/>
    </style:style>
    <style:style style:name="P15" style:family="paragraph" style:parent-style-name="Text_20_body">
      <style:text-properties officeooo:rsid="0061879f" officeooo:paragraph-rsid="0061879f"/>
    </style:style>
    <style:style style:name="P16" style:family="paragraph" style:parent-style-name="Text_20_body">
      <style:text-properties officeooo:rsid="0064be37" officeooo:paragraph-rsid="0064be37"/>
    </style:style>
    <style:style style:name="P17" style:family="paragraph" style:parent-style-name="Text_20_body">
      <style:text-properties officeooo:rsid="006f973f" officeooo:paragraph-rsid="006f973f"/>
    </style:style>
    <style:style style:name="P18" style:family="paragraph" style:parent-style-name="Text_20_body">
      <style:text-properties officeooo:rsid="0071cdd9" officeooo:paragraph-rsid="0071cdd9"/>
    </style:style>
    <style:style style:name="P19" style:family="paragraph" style:parent-style-name="Text_20_body">
      <style:text-properties officeooo:rsid="0077d0e8" officeooo:paragraph-rsid="0077d0e8"/>
    </style:style>
    <style:style style:name="P20" style:family="paragraph" style:parent-style-name="Text_20_body">
      <style:text-properties officeooo:rsid="007f0c50" officeooo:paragraph-rsid="007f0c50"/>
    </style:style>
    <style:style style:name="P21" style:family="paragraph" style:parent-style-name="Text_20_body">
      <style:text-properties officeooo:rsid="0083f898" officeooo:paragraph-rsid="0083f898"/>
    </style:style>
    <style:style style:name="P22" style:family="paragraph" style:parent-style-name="Text_20_body">
      <style:text-properties officeooo:rsid="0083f898" officeooo:paragraph-rsid="008e4d1d"/>
    </style:style>
    <style:style style:name="P23" style:family="paragraph" style:parent-style-name="Text_20_body">
      <style:text-properties officeooo:rsid="0084c992" officeooo:paragraph-rsid="0084c992"/>
    </style:style>
    <style:style style:name="P24" style:family="paragraph" style:parent-style-name="Text_20_body">
      <style:text-properties officeooo:rsid="0086782f" officeooo:paragraph-rsid="0086782f"/>
    </style:style>
    <style:style style:name="P25" style:family="paragraph" style:parent-style-name="Text_20_body">
      <style:text-properties officeooo:rsid="008734bc" officeooo:paragraph-rsid="008734bc"/>
    </style:style>
    <style:style style:name="P26" style:family="paragraph" style:parent-style-name="Text_20_body">
      <style:text-properties fo:font-weight="bold" officeooo:rsid="0087d802" officeooo:paragraph-rsid="0087d802" style:font-weight-asian="bold" style:font-weight-complex="bold"/>
    </style:style>
    <style:style style:name="P27" style:family="paragraph" style:parent-style-name="Text_20_body">
      <style:text-properties fo:font-weight="bold" officeooo:rsid="0087d802" officeooo:paragraph-rsid="008e4d1d" style:font-weight-asian="bold" style:font-weight-complex="bold"/>
    </style:style>
    <style:style style:name="P28" style:family="paragraph" style:parent-style-name="Text_20_body">
      <style:text-properties fo:font-weight="bold" officeooo:rsid="0088327e" officeooo:paragraph-rsid="0088327e" style:font-weight-asian="bold" style:font-weight-complex="bold"/>
    </style:style>
    <style:style style:name="P29" style:family="paragraph" style:parent-style-name="Text_20_body">
      <style:text-properties fo:font-weight="bold" officeooo:rsid="0088327e" officeooo:paragraph-rsid="008e4d1d" style:font-weight-asian="bold" style:font-weight-complex="bold"/>
    </style:style>
    <style:style style:name="P30" style:family="paragraph" style:parent-style-name="Text_20_body">
      <style:text-properties fo:font-weight="bold" officeooo:rsid="006c8e71" officeooo:paragraph-rsid="00c424dc" style:font-weight-asian="bold" style:font-weight-complex="bold"/>
    </style:style>
    <style:style style:name="P31" style:family="paragraph" style:parent-style-name="Text_20_body">
      <style:text-properties officeooo:rsid="008e4d1d" officeooo:paragraph-rsid="008e4d1d"/>
    </style:style>
    <style:style style:name="P32" style:family="paragraph" style:parent-style-name="Text_20_body">
      <style:text-properties officeooo:rsid="009c58a6" officeooo:paragraph-rsid="009c58a6"/>
    </style:style>
    <style:style style:name="P33" style:family="paragraph" style:parent-style-name="Text_20_body">
      <style:text-properties officeooo:rsid="009df702" officeooo:paragraph-rsid="009df702"/>
    </style:style>
    <style:style style:name="P34" style:family="paragraph" style:parent-style-name="Text_20_body">
      <style:text-properties officeooo:rsid="00a0935e" officeooo:paragraph-rsid="00a0935e"/>
    </style:style>
    <style:style style:name="P35" style:family="paragraph" style:parent-style-name="Text_20_body">
      <style:text-properties officeooo:rsid="00a1dbbb" officeooo:paragraph-rsid="00a1dbbb"/>
    </style:style>
    <style:style style:name="P36" style:family="paragraph" style:parent-style-name="Text_20_body">
      <style:text-properties fo:font-weight="normal" officeooo:rsid="0088327e" officeooo:paragraph-rsid="008e4d1d" style:font-weight-asian="normal" style:font-weight-complex="normal"/>
    </style:style>
    <style:style style:name="P37" style:family="paragraph" style:parent-style-name="Text_20_body">
      <style:text-properties officeooo:rsid="00995869" officeooo:paragraph-rsid="00995869"/>
    </style:style>
    <style:style style:name="P38" style:family="paragraph" style:parent-style-name="Text_20_body">
      <style:text-properties officeooo:rsid="00a8ef1d" officeooo:paragraph-rsid="00a8ef1d"/>
    </style:style>
    <style:style style:name="P39" style:family="paragraph" style:parent-style-name="Text_20_body">
      <style:text-properties officeooo:rsid="00b0c71a" officeooo:paragraph-rsid="00b0c71a"/>
    </style:style>
    <style:style style:name="P40" style:family="paragraph" style:parent-style-name="Text_20_body">
      <style:text-properties officeooo:rsid="00b8a465" officeooo:paragraph-rsid="00b8a465"/>
    </style:style>
    <style:style style:name="P41" style:family="paragraph" style:parent-style-name="Text_20_body">
      <style:text-properties officeooo:rsid="00bbba1f" officeooo:paragraph-rsid="00bbba1f"/>
    </style:style>
    <style:style style:name="P42" style:family="paragraph" style:parent-style-name="Text_20_body">
      <style:text-properties officeooo:rsid="00bc59d2" officeooo:paragraph-rsid="00bc59d2"/>
    </style:style>
    <style:style style:name="P43" style:family="paragraph" style:parent-style-name="Text_20_body">
      <style:text-properties officeooo:rsid="00c1e0f3" officeooo:paragraph-rsid="00c424dc"/>
    </style:style>
    <style:style style:name="P44" style:family="paragraph" style:parent-style-name="Text_20_body">
      <style:text-properties officeooo:rsid="00c61fdb" officeooo:paragraph-rsid="00ce6e4c"/>
    </style:style>
    <style:style style:name="P45" style:family="paragraph" style:parent-style-name="Text_20_body">
      <style:text-properties officeooo:rsid="00ccb295" officeooo:paragraph-rsid="00ccb295"/>
    </style:style>
    <style:style style:name="P46" style:family="paragraph" style:parent-style-name="Text_20_body">
      <style:text-properties officeooo:rsid="00d19e49" officeooo:paragraph-rsid="00d19e49"/>
    </style:style>
    <style:style style:name="P47" style:family="paragraph" style:parent-style-name="Text_20_body">
      <style:text-properties officeooo:rsid="00d531a2" officeooo:paragraph-rsid="00d531a2"/>
    </style:style>
    <style:style style:name="P48" style:family="paragraph" style:parent-style-name="Text_20_body">
      <style:text-properties officeooo:rsid="00d9aa55" officeooo:paragraph-rsid="00d9aa55"/>
    </style:style>
    <style:style style:name="P49" style:family="paragraph" style:parent-style-name="Text_20_body">
      <style:text-properties officeooo:rsid="00de11d9" officeooo:paragraph-rsid="00de11d9"/>
    </style:style>
    <style:style style:name="P50" style:family="paragraph" style:parent-style-name="Text_20_body">
      <style:text-properties officeooo:rsid="00e447a3" officeooo:paragraph-rsid="00e447a3"/>
    </style:style>
    <style:style style:name="P51" style:family="paragraph" style:parent-style-name="Text_20_body">
      <style:text-properties officeooo:rsid="00e550a9" officeooo:paragraph-rsid="00e550a9"/>
    </style:style>
    <style:style style:name="P52" style:family="paragraph" style:parent-style-name="Text_20_body">
      <style:text-properties officeooo:rsid="00ee675d" officeooo:paragraph-rsid="00ee675d"/>
    </style:style>
    <style:style style:name="P53" style:family="paragraph" style:parent-style-name="Text_20_body">
      <style:text-properties officeooo:rsid="009d671a" officeooo:paragraph-rsid="009d671a"/>
    </style:style>
    <style:style style:name="P54" style:family="paragraph" style:parent-style-name="Text_20_body">
      <style:text-properties officeooo:paragraph-rsid="00fb6a2f"/>
    </style:style>
    <style:style style:name="P55" style:family="paragraph" style:parent-style-name="Text_20_body">
      <style:text-properties officeooo:rsid="0101e42b" officeooo:paragraph-rsid="0101e42b"/>
    </style:style>
    <style:style style:name="P56" style:family="paragraph" style:parent-style-name="Text_20_body">
      <style:text-properties officeooo:rsid="01059ba8" officeooo:paragraph-rsid="01059ba8"/>
    </style:style>
    <style:style style:name="P57" style:family="paragraph" style:parent-style-name="Text_20_body">
      <style:text-properties officeooo:rsid="010794f2" officeooo:paragraph-rsid="010794f2"/>
    </style:style>
    <style:style style:name="P58" style:family="paragraph" style:parent-style-name="Text_20_body">
      <style:text-properties officeooo:rsid="01095c27" officeooo:paragraph-rsid="01095c27"/>
    </style:style>
    <style:style style:name="P59" style:family="paragraph" style:parent-style-name="Text_20_body">
      <style:text-properties officeooo:rsid="01113b87" officeooo:paragraph-rsid="01113b87"/>
    </style:style>
    <style:style style:name="P60" style:family="paragraph" style:parent-style-name="Text_20_body">
      <style:text-properties officeooo:rsid="01166893" officeooo:paragraph-rsid="01166893"/>
    </style:style>
    <style:style style:name="P61" style:family="paragraph" style:parent-style-name="Text_20_body">
      <style:text-properties officeooo:rsid="01184e83" officeooo:paragraph-rsid="01184e83"/>
    </style:style>
    <style:style style:name="P62" style:family="paragraph" style:parent-style-name="Text_20_body">
      <style:text-properties officeooo:paragraph-rsid="01184e83"/>
    </style:style>
    <style:style style:name="P63" style:family="paragraph" style:parent-style-name="Text_20_body">
      <style:text-properties officeooo:rsid="01186c7d" officeooo:paragraph-rsid="01186c7d"/>
    </style:style>
    <style:style style:name="P64" style:family="paragraph" style:parent-style-name="Text_20_body">
      <style:text-properties officeooo:rsid="0119a997" officeooo:paragraph-rsid="0119a997"/>
    </style:style>
    <style:style style:name="P65" style:family="paragraph" style:parent-style-name="Text_20_body">
      <style:text-properties officeooo:rsid="011e42cb" officeooo:paragraph-rsid="011e70f6"/>
    </style:style>
    <style:style style:name="P66" style:family="paragraph" style:parent-style-name="Text_20_body">
      <style:text-properties officeooo:rsid="011f1dda" officeooo:paragraph-rsid="011f1dda"/>
    </style:style>
    <style:style style:name="P67" style:family="paragraph" style:parent-style-name="Text_20_body">
      <style:text-properties officeooo:rsid="01285f80" officeooo:paragraph-rsid="01285f80"/>
    </style:style>
    <style:style style:name="P68" style:family="paragraph" style:parent-style-name="Text_20_body">
      <style:text-properties officeooo:rsid="0133a582" officeooo:paragraph-rsid="0133a582"/>
    </style:style>
    <style:style style:name="P69" style:family="paragraph" style:parent-style-name="Text_20_body">
      <style:text-properties officeooo:rsid="012dca5b" officeooo:paragraph-rsid="012dca5b"/>
    </style:style>
    <style:style style:name="P70" style:family="paragraph" style:parent-style-name="Text_20_body">
      <style:text-properties officeooo:rsid="00fd5071" officeooo:paragraph-rsid="00fd5071"/>
    </style:style>
    <style:style style:name="P71" style:family="paragraph" style:parent-style-name="Text_20_body">
      <style:text-properties officeooo:rsid="013e599c" officeooo:paragraph-rsid="013e599c"/>
    </style:style>
    <style:style style:name="P72" style:family="paragraph" style:parent-style-name="Text_20_body">
      <style:text-properties officeooo:rsid="00601998" officeooo:paragraph-rsid="00601998"/>
    </style:style>
    <style:style style:name="P73" style:family="paragraph" style:parent-style-name="Text_20_body">
      <style:text-properties officeooo:rsid="007a9004" officeooo:paragraph-rsid="0152aef6"/>
    </style:style>
    <style:style style:name="P74" style:family="paragraph" style:parent-style-name="Text_20_body">
      <style:text-properties officeooo:rsid="0079364f" officeooo:paragraph-rsid="0152aef6"/>
    </style:style>
    <style:style style:name="P75" style:family="paragraph" style:parent-style-name="Text_20_body">
      <style:text-properties officeooo:rsid="0079638b" officeooo:paragraph-rsid="0152aef6"/>
    </style:style>
    <style:style style:name="P76" style:family="paragraph" style:parent-style-name="Text_20_body">
      <style:text-properties officeooo:rsid="00ad7429" officeooo:paragraph-rsid="00ad7429"/>
    </style:style>
    <style:style style:name="P77" style:family="paragraph" style:parent-style-name="Text_20_body">
      <style:text-properties officeooo:rsid="01168159" officeooo:paragraph-rsid="01168159"/>
    </style:style>
    <style:style style:name="P78" style:family="paragraph" style:parent-style-name="Ejecutar">
      <style:text-properties officeooo:rsid="0035002b" officeooo:paragraph-rsid="0035002b"/>
    </style:style>
    <style:style style:name="P79" style:family="paragraph" style:parent-style-name="Ejecutar">
      <style:text-properties officeooo:rsid="0035002b" officeooo:paragraph-rsid="0105aaac"/>
    </style:style>
    <style:style style:name="P80" style:family="paragraph" style:parent-style-name="Ejecutar">
      <style:text-properties officeooo:paragraph-rsid="0152aef6"/>
    </style:style>
    <style:style style:name="P81" style:family="paragraph" style:parent-style-name="Table_20_Contents">
      <style:text-properties officeooo:rsid="003ebee6" officeooo:paragraph-rsid="003ebee6"/>
    </style:style>
    <style:style style:name="P82" style:family="paragraph" style:parent-style-name="Table_20_Contents">
      <style:text-properties officeooo:rsid="004085c6" officeooo:paragraph-rsid="004085c6"/>
    </style:style>
    <style:style style:name="P83" style:family="paragraph" style:parent-style-name="Table_20_Contents">
      <style:text-properties officeooo:rsid="00419694" officeooo:paragraph-rsid="00419694"/>
    </style:style>
    <style:style style:name="P84" style:family="paragraph" style:parent-style-name="Table_20_Contents">
      <style:text-properties officeooo:rsid="00419694" officeooo:paragraph-rsid="0043f9ed"/>
    </style:style>
    <style:style style:name="P85" style:family="paragraph" style:parent-style-name="Table_20_Contents">
      <style:text-properties officeooo:rsid="00435b54" officeooo:paragraph-rsid="00435b54"/>
    </style:style>
    <style:style style:name="P86" style:family="paragraph" style:parent-style-name="Table_20_Contents">
      <style:text-properties officeooo:rsid="004578b4" officeooo:paragraph-rsid="004578b4"/>
    </style:style>
    <style:style style:name="P87" style:family="paragraph" style:parent-style-name="Table_20_Contents">
      <style:text-properties officeooo:rsid="00474c7c" officeooo:paragraph-rsid="00474c7c"/>
    </style:style>
    <style:style style:name="P88" style:family="paragraph" style:parent-style-name="Table_20_Contents">
      <style:text-properties style:font-name="DejaVu Sans Mono1" officeooo:rsid="003ebee6" officeooo:paragraph-rsid="003ebee6"/>
    </style:style>
    <style:style style:name="P89" style:family="paragraph" style:parent-style-name="Table_20_Contents">
      <style:text-properties style:font-name="DejaVu Sans Mono1" officeooo:rsid="003e3187" officeooo:paragraph-rsid="003e3187"/>
    </style:style>
    <style:style style:name="P90" style:family="paragraph" style:parent-style-name="Table_20_Contents">
      <style:text-properties style:font-name="DejaVu Sans Mono1" officeooo:rsid="005357f9" officeooo:paragraph-rsid="005357f9"/>
    </style:style>
    <style:style style:name="P91" style:family="paragraph" style:parent-style-name="Table_20_Contents">
      <style:text-properties style:font-name="DejaVu Sans Mono1" officeooo:rsid="0053c0d8" officeooo:paragraph-rsid="0053c0d8"/>
    </style:style>
    <style:style style:name="P92" style:family="paragraph" style:parent-style-name="Table_20_Contents">
      <style:text-properties style:font-name="DejaVu Sans Mono1" officeooo:rsid="00a41e10" officeooo:paragraph-rsid="003ebee6"/>
    </style:style>
    <style:style style:name="P93" style:family="paragraph" style:parent-style-name="Table_20_Contents">
      <style:text-properties fo:font-weight="bold" officeooo:rsid="003e3187" officeooo:paragraph-rsid="003e3187" style:font-weight-asian="bold" style:font-weight-complex="bold"/>
    </style:style>
    <style:style style:name="P94" style:family="paragraph" style:parent-style-name="Table_20_Contents">
      <style:text-properties fo:font-weight="bold" officeooo:rsid="003ebee6" officeooo:paragraph-rsid="003ebee6" style:font-weight-asian="bold" style:font-weight-complex="bold"/>
    </style:style>
    <style:style style:name="P95" style:family="paragraph" style:parent-style-name="Table_20_Contents">
      <style:text-properties officeooo:rsid="0050cbfb" officeooo:paragraph-rsid="0050cbfb"/>
    </style:style>
    <style:style style:name="P96" style:family="paragraph" style:parent-style-name="Table_20_Contents">
      <style:text-properties officeooo:rsid="005357f9" officeooo:paragraph-rsid="005357f9"/>
    </style:style>
    <style:style style:name="P97" style:family="paragraph" style:parent-style-name="Table_20_Contents">
      <style:text-properties officeooo:rsid="005528d0" officeooo:paragraph-rsid="005528d0"/>
    </style:style>
    <style:style style:name="P98" style:family="paragraph" style:parent-style-name="Table_20_Contents">
      <style:text-properties officeooo:rsid="00572208" officeooo:paragraph-rsid="00572208"/>
    </style:style>
    <style:style style:name="P99" style:family="paragraph" style:parent-style-name="Table_20_Contents">
      <style:text-properties officeooo:rsid="00a561d7" officeooo:paragraph-rsid="00a561d7"/>
    </style:style>
    <style:style style:name="P100" style:family="paragraph" style:parent-style-name="Codigo">
      <style:text-properties officeooo:paragraph-rsid="005df126"/>
    </style:style>
    <style:style style:name="P101" style:family="paragraph" style:parent-style-name="Codigo">
      <style:text-properties officeooo:rsid="0084c992" officeooo:paragraph-rsid="00995869"/>
    </style:style>
    <style:style style:name="P102" style:family="paragraph" style:parent-style-name="Codigo">
      <style:text-properties officeooo:rsid="00bbba1f" officeooo:paragraph-rsid="00bbba1f"/>
    </style:style>
    <style:style style:name="P103" style:family="paragraph" style:parent-style-name="Codigo">
      <style:text-properties officeooo:paragraph-rsid="010de7b1"/>
    </style:style>
    <style:style style:name="P104" style:family="paragraph" style:parent-style-name="Codigo">
      <style:text-properties officeooo:paragraph-rsid="010e3d81"/>
    </style:style>
    <style:style style:name="P105" style:family="paragraph" style:parent-style-name="Codigo">
      <style:text-properties officeooo:paragraph-rsid="010f39c0"/>
    </style:style>
    <style:style style:name="P106" style:family="paragraph" style:parent-style-name="Codigo">
      <style:text-properties officeooo:rsid="0113e225" officeooo:paragraph-rsid="0113e225"/>
    </style:style>
    <style:style style:name="P107" style:family="paragraph" style:parent-style-name="Codigo">
      <style:text-properties officeooo:paragraph-rsid="01166893"/>
    </style:style>
    <style:style style:name="P108" style:family="paragraph" style:parent-style-name="Codigo">
      <style:text-properties fo:font-weight="bold" style:font-weight-asian="bold" style:font-weight-complex="bold"/>
    </style:style>
    <style:style style:name="P109" style:family="paragraph" style:parent-style-name="Codigo">
      <style:text-properties officeooo:paragraph-rsid="012dca5b"/>
    </style:style>
    <style:style style:name="P110" style:family="paragraph" style:parent-style-name="Codigo">
      <style:text-properties officeooo:paragraph-rsid="0152aef6"/>
    </style:style>
    <style:style style:name="P111" style:family="paragraph" style:parent-style-name="Subtitle">
      <style:text-properties officeooo:rsid="0189e27a" officeooo:paragraph-rsid="0189e27a"/>
    </style:style>
    <style:style style:name="P112" style:family="paragraph" style:parent-style-name="Text_20_body" style:list-style-name="L1">
      <style:text-properties officeooo:rsid="00229072" officeooo:paragraph-rsid="00229072"/>
    </style:style>
    <style:style style:name="P113" style:family="paragraph" style:parent-style-name="Text_20_body" style:list-style-name="L1">
      <style:text-properties officeooo:rsid="0025f1de" officeooo:paragraph-rsid="0025f1de"/>
    </style:style>
    <style:style style:name="P114" style:family="paragraph" style:parent-style-name="Text_20_body" style:list-style-name="L2">
      <style:text-properties officeooo:rsid="0126b575" officeooo:paragraph-rsid="015b7301"/>
    </style:style>
    <style:style style:name="P115" style:family="paragraph" style:parent-style-name="Text_20_body" style:list-style-name="L2">
      <style:text-properties officeooo:rsid="00d9aa55" officeooo:paragraph-rsid="00d9aa55"/>
    </style:style>
    <style:style style:name="P116" style:family="paragraph" style:parent-style-name="Text_20_body" style:list-style-name="L2">
      <style:text-properties officeooo:rsid="00dc4172" officeooo:paragraph-rsid="00dc4172"/>
    </style:style>
    <style:style style:name="P117" style:family="paragraph" style:parent-style-name="Text_20_body" style:list-style-name="L3">
      <style:text-properties officeooo:rsid="007f0c50" officeooo:paragraph-rsid="007f0c50"/>
    </style:style>
    <style:style style:name="P118" style:family="paragraph" style:parent-style-name="Text_20_body" style:list-style-name="L3">
      <style:text-properties officeooo:rsid="007f0c50" officeooo:paragraph-rsid="007ffc24"/>
    </style:style>
    <style:style style:name="P119" style:family="paragraph" style:parent-style-name="Text_20_body" style:list-style-name="L4">
      <style:text-properties fo:font-weight="normal" officeooo:rsid="0087d802" officeooo:paragraph-rsid="0087d802" style:font-weight-asian="normal" style:font-weight-complex="normal"/>
    </style:style>
    <style:style style:name="P120" style:family="paragraph" style:parent-style-name="Text_20_body" style:list-style-name="L4">
      <style:text-properties fo:font-weight="normal" officeooo:rsid="0087d802" officeooo:paragraph-rsid="008e4d1d" style:font-weight-asian="normal" style:font-weight-complex="normal"/>
    </style:style>
    <style:style style:name="P121" style:family="paragraph" style:parent-style-name="Text_20_body" style:list-style-name="L4">
      <style:text-properties fo:font-weight="normal" officeooo:rsid="0087d802" officeooo:paragraph-rsid="0095e445" style:font-weight-asian="normal" style:font-weight-complex="normal"/>
    </style:style>
    <style:style style:name="P122" style:family="paragraph" style:parent-style-name="Text_20_body" style:list-style-name="L4">
      <style:text-properties fo:font-weight="normal" officeooo:rsid="009030d8" officeooo:paragraph-rsid="009030d8" style:font-weight-asian="normal" style:font-weight-complex="normal"/>
    </style:style>
    <style:style style:name="P123" style:family="paragraph" style:parent-style-name="Text_20_body" style:list-style-name="L4">
      <style:text-properties fo:font-weight="normal" officeooo:rsid="00904c6c" officeooo:paragraph-rsid="00904c6c" style:font-weight-asian="normal" style:font-weight-complex="normal"/>
    </style:style>
    <style:style style:name="P124" style:family="paragraph" style:parent-style-name="Text_20_body" style:list-style-name="L5">
      <style:text-properties officeooo:rsid="00b37612" officeooo:paragraph-rsid="00b37612"/>
    </style:style>
    <style:style style:name="P125" style:family="paragraph" style:parent-style-name="Text_20_body" style:list-style-name="L5">
      <style:text-properties officeooo:rsid="00b5a8a0" officeooo:paragraph-rsid="00b5a8a0"/>
    </style:style>
    <style:style style:name="P126" style:family="paragraph" style:parent-style-name="Heading_20_1">
      <style:text-properties officeooo:rsid="001b9d14" officeooo:paragraph-rsid="001b9d14"/>
    </style:style>
    <style:style style:name="P127" style:family="paragraph" style:parent-style-name="Heading_20_1">
      <style:text-properties officeooo:rsid="018c0634" officeooo:paragraph-rsid="018c0634"/>
    </style:style>
    <style:style style:name="P128" style:family="paragraph" style:parent-style-name="Heading_20_1">
      <style:paragraph-properties fo:break-before="page"/>
      <style:text-properties officeooo:rsid="00124bc6" officeooo:paragraph-rsid="00124bc6"/>
    </style:style>
    <style:style style:name="P129" style:family="paragraph" style:parent-style-name="Heading_20_1">
      <style:paragraph-properties fo:break-before="page"/>
      <style:text-properties officeooo:rsid="001ca9c3" officeooo:paragraph-rsid="001ca9c3"/>
    </style:style>
    <style:style style:name="P130" style:family="paragraph" style:parent-style-name="Contents_20_Heading">
      <style:paragraph-properties fo:break-before="page"/>
    </style:style>
    <style:style style:name="P131" style:family="paragraph" style:parent-style-name="Heading_20_3">
      <style:text-properties officeooo:paragraph-rsid="0152aef6"/>
    </style:style>
    <style:style style:name="P132" style:family="paragraph" style:parent-style-name="Heading_20_3">
      <style:text-properties officeooo:rsid="01120d87" officeooo:paragraph-rsid="01120d87"/>
    </style:style>
    <style:style style:name="P133" style:family="paragraph" style:parent-style-name="Heading_20_3">
      <style:text-properties officeooo:rsid="01232d96" officeooo:paragraph-rsid="01232d96"/>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Heading_20_2">
      <style:text-properties officeooo:rsid="002b5163" officeooo:paragraph-rsid="002b5163"/>
    </style:style>
    <style:style style:name="P137" style:family="paragraph" style:parent-style-name="Heading_20_2">
      <style:text-properties officeooo:rsid="011e1e24" officeooo:paragraph-rsid="011e1e24"/>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Heading_20_4">
      <style:text-properties officeooo:rsid="00c61fdb" officeooo:paragraph-rsid="00c61fdb"/>
    </style:style>
    <style:style style:name="P14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39147"/>
    </style:style>
    <style:style style:name="T2" style:family="text">
      <style:text-properties officeooo:rsid="001a938f"/>
    </style:style>
    <style:style style:name="T3" style:family="text">
      <style:text-properties officeooo:rsid="002d6c91"/>
    </style:style>
    <style:style style:name="T4" style:family="text">
      <style:text-properties officeooo:rsid="003afc0c"/>
    </style:style>
    <style:style style:name="T5" style:family="text">
      <style:text-properties officeooo:rsid="0044e767"/>
    </style:style>
    <style:style style:name="T6" style:family="text">
      <style:text-properties officeooo:rsid="004ca083"/>
    </style:style>
    <style:style style:name="T7" style:family="text">
      <style:text-properties officeooo:rsid="004d7e58"/>
    </style:style>
    <style:style style:name="T8" style:family="text">
      <style:text-properties officeooo:rsid="0050cbfb"/>
    </style:style>
    <style:style style:name="T9" style:family="text">
      <style:text-properties officeooo:rsid="00525618"/>
    </style:style>
    <style:style style:name="T10" style:family="text">
      <style:text-properties fo:font-weight="bold" style:font-weight-asian="bold" style:font-weight-complex="bold"/>
    </style:style>
    <style:style style:name="T11" style:family="text">
      <style:text-properties fo:font-weight="bold" officeooo:rsid="005df126" style:font-weight-asian="bold" style:font-weight-complex="bold"/>
    </style:style>
    <style:style style:name="T12" style:family="text">
      <style:text-properties fo:font-weight="bold" officeooo:rsid="005e9832" style:font-weight-asian="bold" style:font-weight-complex="bold"/>
    </style:style>
    <style:style style:name="T13" style:family="text">
      <style:text-properties fo:font-weight="bold" officeooo:rsid="00c3704d" style:font-weight-asian="bold" style:font-weight-complex="bold"/>
    </style:style>
    <style:style style:name="T14" style:family="text">
      <style:text-properties fo:font-weight="bold" officeooo:rsid="01334e2e" style:font-weight-asian="bold" style:font-weight-complex="bold"/>
    </style:style>
    <style:style style:name="T15" style:family="text">
      <style:text-properties fo:font-weight="bold" officeooo:rsid="01658cda" style:font-weight-asian="bold" style:font-weight-complex="bold"/>
    </style:style>
    <style:style style:name="T16" style:family="text">
      <style:text-properties officeooo:rsid="0060986c"/>
    </style:style>
    <style:style style:name="T17" style:family="text">
      <style:text-properties officeooo:rsid="00630967"/>
    </style:style>
    <style:style style:name="T18" style:family="text">
      <style:text-properties officeooo:rsid="006696fa"/>
    </style:style>
    <style:style style:name="T19" style:family="text">
      <style:text-properties officeooo:rsid="006f5e43"/>
    </style:style>
    <style:style style:name="T20" style:family="text">
      <style:text-properties officeooo:rsid="006f8a97"/>
    </style:style>
    <style:style style:name="T21" style:family="text">
      <style:text-properties officeooo:rsid="0071cdd9"/>
    </style:style>
    <style:style style:name="T22" style:family="text">
      <style:text-properties officeooo:rsid="00754612"/>
    </style:style>
    <style:style style:name="T23" style:family="text">
      <style:text-properties officeooo:rsid="0079638b"/>
    </style:style>
    <style:style style:name="T24" style:family="text">
      <style:text-properties officeooo:rsid="007a9004"/>
    </style:style>
    <style:style style:name="T25" style:family="text">
      <style:text-properties officeooo:rsid="007ac7ec"/>
    </style:style>
    <style:style style:name="T26" style:family="text">
      <style:text-properties officeooo:rsid="007ffc24"/>
    </style:style>
    <style:style style:name="T27" style:family="text">
      <style:text-properties officeooo:rsid="0081f926"/>
    </style:style>
    <style:style style:name="T28" style:family="text">
      <style:text-properties officeooo:rsid="0084c992"/>
    </style:style>
    <style:style style:name="T29" style:family="text">
      <style:text-properties officeooo:rsid="0086d067"/>
    </style:style>
    <style:style style:name="T30" style:family="text">
      <style:text-properties fo:font-weight="normal" style:font-weight-asian="normal" style:font-weight-complex="normal"/>
    </style:style>
    <style:style style:name="T31" style:family="text">
      <style:text-properties fo:font-weight="normal" officeooo:rsid="0088327e" style:font-weight-asian="normal" style:font-weight-complex="normal"/>
    </style:style>
    <style:style style:name="T32" style:family="text">
      <style:text-properties fo:font-weight="normal" officeooo:rsid="0089c78f" style:font-weight-asian="normal" style:font-weight-complex="normal"/>
    </style:style>
    <style:style style:name="T33" style:family="text">
      <style:text-properties fo:font-weight="normal" officeooo:rsid="009645af" style:font-weight-asian="normal" style:font-weight-complex="normal"/>
    </style:style>
    <style:style style:name="T34" style:family="text">
      <style:text-properties fo:font-weight="normal" officeooo:rsid="009740e9" style:font-weight-asian="normal" style:font-weight-complex="normal"/>
    </style:style>
    <style:style style:name="T35" style:family="text">
      <style:text-properties fo:font-weight="normal" officeooo:rsid="00995869" style:font-weight-asian="normal" style:font-weight-complex="normal"/>
    </style:style>
    <style:style style:name="T36" style:family="text">
      <style:text-properties fo:font-weight="normal" officeooo:rsid="00c3704d" style:font-weight-asian="normal" style:font-weight-complex="normal"/>
    </style:style>
    <style:style style:name="T37" style:family="text">
      <style:text-properties fo:font-weight="normal" officeooo:rsid="00c424dc" style:font-weight-asian="normal" style:font-weight-complex="normal"/>
    </style:style>
    <style:style style:name="T38" style:family="text">
      <style:text-properties fo:font-weight="normal" officeooo:rsid="00c52cd4" style:font-weight-asian="normal" style:font-weight-complex="normal"/>
    </style:style>
    <style:style style:name="T39" style:family="text">
      <style:text-properties fo:font-weight="normal" officeooo:rsid="00d2862e" style:font-weight-asian="normal" style:font-weight-complex="normal"/>
    </style:style>
    <style:style style:name="T40" style:family="text">
      <style:text-properties fo:font-weight="normal" officeooo:rsid="00d28eb7" style:font-weight-asian="normal" style:font-weight-complex="normal"/>
    </style:style>
    <style:style style:name="T41" style:family="text">
      <style:text-properties fo:font-weight="normal" officeooo:rsid="00d7315a" style:font-weight-asian="normal" style:font-weight-complex="normal"/>
    </style:style>
    <style:style style:name="T42" style:family="text">
      <style:text-properties fo:font-weight="normal" officeooo:rsid="00d7e179" style:font-weight-asian="normal" style:font-weight-complex="normal"/>
    </style:style>
    <style:style style:name="T43" style:family="text">
      <style:text-properties fo:font-weight="normal" officeooo:rsid="00da86d5" style:font-weight-asian="normal" style:font-weight-complex="normal"/>
    </style:style>
    <style:style style:name="T44" style:family="text">
      <style:text-properties fo:font-weight="normal" officeooo:rsid="00dc4172" style:font-weight-asian="normal" style:font-weight-complex="normal"/>
    </style:style>
    <style:style style:name="T45" style:family="text">
      <style:text-properties fo:font-weight="normal" officeooo:rsid="00dc9e8d" style:font-weight-asian="normal" style:font-weight-complex="normal"/>
    </style:style>
    <style:style style:name="T46" style:family="text">
      <style:text-properties fo:font-weight="normal" officeooo:rsid="00de11d9" style:font-weight-asian="normal" style:font-weight-complex="normal"/>
    </style:style>
    <style:style style:name="T47" style:family="text">
      <style:text-properties fo:font-weight="normal" officeooo:rsid="00dff3f9" style:font-weight-asian="normal" style:font-weight-complex="normal"/>
    </style:style>
    <style:style style:name="T48" style:family="text">
      <style:text-properties fo:font-weight="normal" officeooo:rsid="0124db60" style:font-weight-asian="normal" style:font-weight-complex="normal"/>
    </style:style>
    <style:style style:name="T49" style:family="text">
      <style:text-properties fo:font-weight="normal" officeooo:rsid="012f5429" style:font-weight-asian="normal" style:font-weight-complex="normal"/>
    </style:style>
    <style:style style:name="T50" style:family="text">
      <style:text-properties fo:font-weight="normal" officeooo:rsid="012ff0a4" style:font-weight-asian="normal" style:font-weight-complex="normal"/>
    </style:style>
    <style:style style:name="T51" style:family="text">
      <style:text-properties fo:font-weight="normal" officeooo:rsid="0131653f" style:font-weight-asian="normal" style:font-weight-complex="normal"/>
    </style:style>
    <style:style style:name="T52" style:family="text">
      <style:text-properties fo:font-weight="normal" officeooo:rsid="015998c8" style:font-weight-asian="normal" style:font-weight-complex="normal"/>
    </style:style>
    <style:style style:name="T53" style:family="text">
      <style:text-properties fo:font-weight="normal" officeooo:rsid="015b7301" style:font-weight-asian="normal" style:font-weight-complex="normal"/>
    </style:style>
    <style:style style:name="T54" style:family="text">
      <style:text-properties fo:font-weight="normal" officeooo:rsid="015d1383" style:font-weight-asian="normal" style:font-weight-complex="normal"/>
    </style:style>
    <style:style style:name="T55" style:family="text">
      <style:text-properties fo:font-weight="normal" officeooo:rsid="015d6d9d" style:font-weight-asian="normal" style:font-weight-complex="normal"/>
    </style:style>
    <style:style style:name="T56" style:family="text">
      <style:text-properties fo:font-weight="normal" officeooo:rsid="015e2045" style:font-weight-asian="normal" style:font-weight-complex="normal"/>
    </style:style>
    <style:style style:name="T57" style:family="text">
      <style:text-properties fo:font-weight="normal" officeooo:rsid="015fbabb" style:font-weight-asian="normal" style:font-weight-complex="normal"/>
    </style:style>
    <style:style style:name="T58" style:family="text">
      <style:text-properties fo:font-weight="normal" officeooo:rsid="0160afaa" style:font-weight-asian="normal" style:font-weight-complex="normal"/>
    </style:style>
    <style:style style:name="T59" style:family="text">
      <style:text-properties officeooo:rsid="008fdb31"/>
    </style:style>
    <style:style style:name="T60" style:family="text">
      <style:text-properties officeooo:rsid="0092360c"/>
    </style:style>
    <style:style style:name="T61" style:family="text">
      <style:text-properties officeooo:rsid="00a1dbbb"/>
    </style:style>
    <style:style style:name="T62" style:family="text">
      <style:text-properties officeooo:rsid="00a561d7"/>
    </style:style>
    <style:style style:name="T63" style:family="text">
      <style:text-properties officeooo:rsid="00a60e51"/>
    </style:style>
    <style:style style:name="T64" style:family="text">
      <style:text-properties officeooo:rsid="00aaa0a8"/>
    </style:style>
    <style:style style:name="T65" style:family="text">
      <style:text-properties officeooo:rsid="00b1db11"/>
    </style:style>
    <style:style style:name="T66" style:family="text">
      <style:text-properties officeooo:rsid="00b503fe"/>
    </style:style>
    <style:style style:name="T67" style:family="text">
      <style:text-properties officeooo:rsid="00b9d722"/>
    </style:style>
    <style:style style:name="T68" style:family="text">
      <style:text-properties fo:font-style="italic" style:font-style-asian="italic" style:font-style-complex="italic"/>
    </style:style>
    <style:style style:name="T69" style:family="text">
      <style:text-properties fo:font-style="italic" officeooo:rsid="00f288c5" style:font-style-asian="italic" style:font-style-complex="italic"/>
    </style:style>
    <style:style style:name="T70" style:family="text">
      <style:text-properties fo:font-style="italic" officeooo:rsid="00f05eba" style:font-style-asian="italic" style:font-style-complex="italic"/>
    </style:style>
    <style:style style:name="T71" style:family="text">
      <style:text-properties fo:font-style="italic" officeooo:rsid="002d6c91" style:font-style-asian="italic" style:font-style-complex="italic"/>
    </style:style>
    <style:style style:name="T72" style:family="text">
      <style:text-properties fo:font-style="italic" officeooo:rsid="0044e767" style:font-style-asian="italic" style:font-style-complex="italic"/>
    </style:style>
    <style:style style:name="T73" style:family="text">
      <style:text-properties fo:font-style="italic" officeooo:rsid="0071cdd9" style:font-style-asian="italic" style:font-style-complex="italic"/>
    </style:style>
    <style:style style:name="T74" style:family="text">
      <style:text-properties fo:font-style="italic" officeooo:rsid="0092360c" style:font-style-asian="italic" style:font-style-complex="italic"/>
    </style:style>
    <style:style style:name="T75" style:family="text">
      <style:text-properties fo:font-style="italic" officeooo:rsid="0191b435"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normal" officeooo:rsid="01012744" style:font-style-asian="normal" style:font-style-complex="normal"/>
    </style:style>
    <style:style style:name="T78" style:family="text">
      <style:text-properties style:font-name="DejaVu Sans Mono1"/>
    </style:style>
    <style:style style:name="T79" style:family="text">
      <style:text-properties style:font-name="DejaVu Sans Mono1" fo:font-style="normal" style:font-style-asian="normal" style:font-style-complex="normal"/>
    </style:style>
    <style:style style:name="T80" style:family="text">
      <style:text-properties style:font-name="DejaVu Sans Mono1" fo:font-style="normal" officeooo:rsid="01012744" style:font-style-asian="normal" style:font-style-complex="normal"/>
    </style:style>
    <style:style style:name="T81" style:family="text">
      <style:text-properties style:font-name="DejaVu Sans Mono1" fo:font-style="normal" officeooo:rsid="0101e42b" style:font-style-asian="normal" style:font-style-complex="normal"/>
    </style:style>
    <style:style style:name="T82" style:family="text">
      <style:text-properties style:font-name="DejaVu Sans Mono1" officeooo:rsid="00d0d12e"/>
    </style:style>
    <style:style style:name="T83" style:family="text">
      <style:text-properties style:font-name="DejaVu Sans Mono1" fo:font-weight="normal" style:font-weight-asian="normal" style:font-weight-complex="normal"/>
    </style:style>
    <style:style style:name="T84" style:family="text">
      <style:text-properties style:font-name="DejaVu Sans Mono1" fo:font-weight="normal" officeooo:rsid="015b7301" style:font-weight-asian="normal" style:font-weight-complex="normal"/>
    </style:style>
    <style:style style:name="T85" style:family="text">
      <style:text-properties style:font-name="DejaVu Sans Mono1" fo:font-weight="normal" officeooo:rsid="008fdb31" style:font-weight-asian="normal" style:font-weight-complex="normal"/>
    </style:style>
    <style:style style:name="T86" style:family="text">
      <style:text-properties style:font-name="DejaVu Sans Mono1" officeooo:rsid="00a60e51"/>
    </style:style>
    <style:style style:name="T87" style:family="text">
      <style:text-properties style:font-name="DejaVu Sans Mono1" officeooo:rsid="0073a65a"/>
    </style:style>
    <style:style style:name="T88" style:family="text">
      <style:text-properties style:font-name="DejaVu Sans Mono1" officeooo:rsid="007ffc24"/>
    </style:style>
    <style:style style:name="T89" style:family="text">
      <style:text-properties style:font-name="DejaVu Sans Mono1" officeooo:rsid="0086d067"/>
    </style:style>
    <style:style style:name="T90" style:family="text">
      <style:text-properties style:font-name="DejaVu Sans Mono1" officeooo:rsid="0084c992"/>
    </style:style>
    <style:style style:name="T91" style:family="text">
      <style:text-properties style:font-name="DejaVu Sans Mono1" officeooo:rsid="009740e9"/>
    </style:style>
    <style:style style:name="T92" style:family="text">
      <style:text-properties style:font-name="DejaVu Sans Mono1" officeooo:rsid="008fdb31"/>
    </style:style>
    <style:style style:name="T93" style:family="text">
      <style:text-properties style:font-name="DejaVu Sans Mono1" officeooo:rsid="009866be"/>
    </style:style>
    <style:style style:name="T94" style:family="text">
      <style:text-properties style:font-name="DejaVu Sans Mono1" officeooo:rsid="0090d740"/>
    </style:style>
    <style:style style:name="T95" style:family="text">
      <style:text-properties style:font-name="DejaVu Sans Mono1" officeooo:rsid="00aaa0a8"/>
    </style:style>
    <style:style style:name="T96" style:family="text">
      <style:text-properties style:font-name="DejaVu Sans Mono1" officeooo:rsid="0171c7cd"/>
    </style:style>
    <style:style style:name="T97" style:family="text">
      <style:text-properties style:font-name="DejaVu Sans Mono1" officeooo:rsid="00b668e8"/>
    </style:style>
    <style:style style:name="T98" style:family="text">
      <style:text-properties style:font-name="DejaVu Sans Mono1" officeooo:rsid="00b9d722"/>
    </style:style>
    <style:style style:name="T99" style:family="text">
      <style:text-properties style:font-name="DejaVu Sans Mono1" officeooo:rsid="00e5e1b4"/>
    </style:style>
    <style:style style:name="T100" style:family="text">
      <style:text-properties style:font-name="DejaVu Sans Mono1" officeooo:rsid="017d4056"/>
    </style:style>
    <style:style style:name="T101" style:family="text">
      <style:text-properties style:font-name="DejaVu Sans Mono1" officeooo:rsid="01858e5b"/>
    </style:style>
    <style:style style:name="T102" style:family="text">
      <style:text-properties style:font-name="DejaVu Sans Mono1" officeooo:rsid="012a4ac8"/>
    </style:style>
    <style:style style:name="T103" style:family="text">
      <style:text-properties style:font-name="DejaVu Sans Mono1" officeooo:rsid="0134c81b"/>
    </style:style>
    <style:style style:name="T104" style:family="text">
      <style:text-properties officeooo:rsid="00cd4ffe"/>
    </style:style>
    <style:style style:name="T105" style:family="text">
      <style:text-properties officeooo:rsid="00ce6e4c"/>
    </style:style>
    <style:style style:name="T106" style:family="text">
      <style:text-properties officeooo:rsid="00e5e1b4"/>
    </style:style>
    <style:style style:name="T107" style:family="text">
      <style:text-properties officeooo:rsid="00e8041f"/>
    </style:style>
    <style:style style:name="T108" style:family="text">
      <style:text-properties officeooo:rsid="00f17354"/>
    </style:style>
    <style:style style:name="T109" style:family="text">
      <style:text-properties officeooo:rsid="0028c716"/>
    </style:style>
    <style:style style:name="T110" style:family="text">
      <style:text-properties officeooo:rsid="00fb6a2f"/>
    </style:style>
    <style:style style:name="T111" style:family="text">
      <style:text-properties officeooo:rsid="01046ec8"/>
    </style:style>
    <style:style style:name="T112" style:family="text">
      <style:text-properties officeooo:rsid="0105aaac"/>
    </style:style>
    <style:style style:name="T113" style:family="text">
      <style:text-properties officeooo:rsid="010f7df2"/>
    </style:style>
    <style:style style:name="T114" style:family="text">
      <style:text-properties officeooo:rsid="0113243e"/>
    </style:style>
    <style:style style:name="T115" style:family="text">
      <style:text-properties officeooo:rsid="011af4ca"/>
    </style:style>
    <style:style style:name="T116" style:family="text">
      <style:text-properties officeooo:rsid="011e70f6"/>
    </style:style>
    <style:style style:name="T117" style:family="text">
      <style:text-properties officeooo:rsid="011fd4f1"/>
    </style:style>
    <style:style style:name="T118" style:family="text">
      <style:text-properties officeooo:rsid="0123a399"/>
    </style:style>
    <style:style style:name="T119" style:family="text">
      <style:text-properties officeooo:rsid="012a4ac8"/>
    </style:style>
    <style:style style:name="T120" style:family="text">
      <style:text-properties officeooo:rsid="012c91c2"/>
    </style:style>
    <style:style style:name="T121" style:family="text">
      <style:text-properties officeooo:rsid="012dca5b"/>
    </style:style>
    <style:style style:name="T122" style:family="text">
      <style:text-properties officeooo:rsid="01334e2e"/>
    </style:style>
    <style:style style:name="T123" style:family="text">
      <style:text-properties officeooo:rsid="0133583a"/>
    </style:style>
    <style:style style:name="T124" style:family="text">
      <style:text-properties officeooo:rsid="0134c81b"/>
    </style:style>
    <style:style style:name="T125" style:family="text">
      <style:text-properties officeooo:rsid="013a83f4"/>
    </style:style>
    <style:style style:name="T126" style:family="text">
      <style:text-properties officeooo:rsid="013cc030"/>
    </style:style>
    <style:style style:name="T127" style:family="text">
      <style:text-properties officeooo:rsid="013f83d8"/>
    </style:style>
    <style:style style:name="T128" style:family="text">
      <style:text-properties officeooo:rsid="014311f1"/>
    </style:style>
    <style:style style:name="T129" style:family="text">
      <style:text-properties officeooo:rsid="01441c38"/>
    </style:style>
    <style:style style:name="T130" style:family="text">
      <style:text-properties officeooo:rsid="0148eb73"/>
    </style:style>
    <style:style style:name="T131" style:family="text">
      <style:text-properties officeooo:rsid="0149edc2"/>
    </style:style>
    <style:style style:name="T132" style:family="text">
      <style:text-properties officeooo:rsid="0155ace1"/>
    </style:style>
    <style:style style:name="T133" style:family="text">
      <style:text-properties officeooo:rsid="01565737"/>
    </style:style>
    <style:style style:name="T134" style:family="text">
      <style:text-properties officeooo:rsid="0171c7cd"/>
    </style:style>
    <style:style style:name="T135" style:family="text">
      <style:text-properties officeooo:rsid="017d4056"/>
    </style:style>
    <style:style style:name="T136" style:family="text">
      <style:text-properties officeooo:rsid="017ed686"/>
    </style:style>
    <style:style style:name="T137" style:family="text">
      <style:text-properties officeooo:rsid="01858e5b"/>
    </style:style>
    <style:style style:name="T138" style:family="text">
      <style:text-properties officeooo:rsid="0186fa7e"/>
    </style:style>
    <style:style style:name="T139" style:family="text">
      <style:text-properties officeooo:rsid="018d9bb2"/>
    </style:style>
    <style:style style:name="T140" style:family="text">
      <style:text-properties officeooo:rsid="018e6a89"/>
    </style:style>
    <style:style style:name="T141" style:family="text">
      <style:text-properties officeooo:rsid="018e8772"/>
    </style:style>
    <style:style style:name="T142" style:family="text">
      <style:text-properties officeooo:rsid="0190a9b0"/>
    </style:style>
    <style:style style:name="T143" style:family="text">
      <style:text-properties officeooo:rsid="0191b43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Migración de aplicaciones basadas en phpPoA a samlPoA</text:p>
      <text:p text:style-name="P111">Versión 1.0RC<text:span text:style-name="T142">2 - 2017-10-07</text:span></text:p>
      <text:p text:style-name="P2"/>
      <text:p text:style-name="P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Índice</text:p>
          </text:index-title>
          <text:p text:style-name="P134"><text:a xlink:type="simple" xlink:href="#__RefHeading___Toc106_2933625763" text:style-name="Index_20_Link" text:visited-style-name="Index_20_Link">1. Introducción<text:tab/>3</text:a></text:p>
          <text:p text:style-name="P134"><text:a xlink:type="simple" xlink:href="#__RefHeading___Toc110_2933625763" text:style-name="Index_20_Link" text:visited-style-name="Index_20_Link">2. Preparativos<text:tab/>3</text:a></text:p>
          <text:p text:style-name="P135"><text:a xlink:type="simple" xlink:href="#__RefHeading___Toc244_108580089" text:style-name="Index_20_Link" text:visited-style-name="Index_20_Link">2.1. Instalación<text:tab/>3</text:a></text:p>
          <text:p text:style-name="P135"><text:a xlink:type="simple" xlink:href="#__RefHeading___Toc246_108580089" text:style-name="Index_20_Link" text:visited-style-name="Index_20_Link">2.2. Configuración: metadatos del SP y del IdP<text:tab/>3</text:a></text:p>
          <text:p text:style-name="P138"><text:a xlink:type="simple" xlink:href="#__RefHeading___Toc248_108580089" text:style-name="Index_20_Link" text:visited-style-name="Index_20_Link">2.2.1. Paso 1: generar par de claves<text:tab/>4</text:a></text:p>
          <text:p text:style-name="P138"><text:a xlink:type="simple" xlink:href="#__RefHeading___Toc250_108580089" text:style-name="Index_20_Link" text:visited-style-name="Index_20_Link">2.2.2. Paso 2: copiar la plantilla de configuración<text:tab/>4</text:a></text:p>
          <text:p text:style-name="P140"><text:a xlink:type="simple" xlink:href="#__RefHeading___Toc682_3916416040" text:style-name="Index_20_Link" text:visited-style-name="Index_20_Link">Entity Id<text:tab/>5</text:a></text:p>
          <text:p text:style-name="P140"><text:a xlink:type="simple" xlink:href="#__RefHeading___Toc255_108580089" text:style-name="Index_20_Link" text:visited-style-name="Index_20_Link">URLs de servicio (acs y sls)<text:tab/>5</text:a></text:p>
          <text:p text:style-name="P140"><text:a xlink:type="simple" xlink:href="#__RefHeading___Toc257_108580089" text:style-name="Index_20_Link" text:visited-style-name="Index_20_Link">Certificados<text:tab/>5</text:a></text:p>
          <text:p text:style-name="P138"><text:a xlink:type="simple" xlink:href="#__RefHeading___Toc2454_2055006812" text:style-name="Index_20_Link" text:visited-style-name="Index_20_Link">2.2.3. Paso 3. incluir metadatos del IdP<text:tab/>6</text:a></text:p>
          <text:p text:style-name="P138"><text:a xlink:type="simple" xlink:href="#__RefHeading___Toc259_108580089" text:style-name="Index_20_Link" text:visited-style-name="Index_20_Link">2.2.4. Paso 4: generar metadatos del SP<text:tab/>6</text:a></text:p>
          <text:p text:style-name="P140"><text:a xlink:type="simple" xlink:href="#__RefHeading___Toc684_3916416040" text:style-name="Index_20_Link" text:visited-style-name="Index_20_Link">Caducidad de los metadatos<text:tab/>6</text:a></text:p>
          <text:p text:style-name="P134"><text:a xlink:type="simple" xlink:href="#__RefHeading___Toc112_2933625763" text:style-name="Index_20_Link" text:visited-style-name="Index_20_Link">3. Adaptación de una aplicación basada en phpPoA<text:tab/>7</text:a></text:p>
          <text:p text:style-name="P135"><text:a xlink:type="simple" xlink:href="#__RefHeading___Toc480_3712079102" text:style-name="Index_20_Link" text:visited-style-name="Index_20_Link">3.1. Motores de autorización<text:tab/>7</text:a></text:p>
          <text:p text:style-name="P138"><text:a xlink:type="simple" xlink:href="#__RefHeading___Toc482_3712079102" text:style-name="Index_20_Link" text:visited-style-name="Index_20_Link">3.1.1. Autorización por IP<text:tab/>7</text:a></text:p>
          <text:p text:style-name="P138"><text:a xlink:type="simple" xlink:href="#__RefHeading___Toc484_3712079102" text:style-name="Index_20_Link" text:visited-style-name="Index_20_Link">3.1.2. Autorización por atributos<text:tab/>8</text:a></text:p>
          <text:p text:style-name="P135"><text:a xlink:type="simple" xlink:href="#__RefHeading___Toc486_3712079102" text:style-name="Index_20_Link" text:visited-style-name="Index_20_Link">3.2. Cambios en el código<text:tab/>9</text:a></text:p>
          <text:p text:style-name="P138"><text:a xlink:type="simple" xlink:href="#__RefHeading___Toc493_3712079102" text:style-name="Index_20_Link" text:visited-style-name="Index_20_Link">3.2.1. Carga de la biblioteca<text:tab/>9</text:a></text:p>
          <text:p text:style-name="P138"><text:a xlink:type="simple" xlink:href="#__RefHeading___Toc495_3712079102" text:style-name="Index_20_Link" text:visited-style-name="Index_20_Link">3.2.2. Instanciación<text:tab/>10</text:a></text:p>
          <text:p text:style-name="P138"><text:a xlink:type="simple" xlink:href="#__RefHeading___Toc497_3712079102" text:style-name="Index_20_Link" text:visited-style-name="Index_20_Link">3.2.3. Lectura de atributos<text:tab/>10</text:a></text:p>
          <text:p text:style-name="P138"><text:a xlink:type="simple" xlink:href="#__RefHeading___Toc499_3712079102" text:style-name="Index_20_Link" text:visited-style-name="Index_20_Link">3.2.4. AutoPoA<text:tab/>10</text:a></text:p>
          <text:p text:style-name="P134"><text:a xlink:type="simple" xlink:href="#__RefHeading___Toc114_2933625763" text:style-name="Index_20_Link" text:visited-style-name="Index_20_Link">4. Ejemplo práctico<text:tab/>11</text:a></text:p>
          <text:p text:style-name="P135"><text:a xlink:type="simple" xlink:href="#__RefHeading___Toc686_3916416040" text:style-name="Index_20_Link" text:visited-style-name="Index_20_Link">4.1. Código inicial<text:tab/>11</text:a></text:p>
          <text:p text:style-name="P135"><text:a xlink:type="simple" xlink:href="#__RefHeading___Toc688_3916416040" text:style-name="Index_20_Link" text:visited-style-name="Index_20_Link">4.2. Migración paso a paso a samlPoA<text:tab/>12</text:a></text:p>
          <text:p text:style-name="P138"><text:a xlink:type="simple" xlink:href="#__RefHeading___Toc1175_3916416040" text:style-name="Index_20_Link" text:visited-style-name="Index_20_Link">4.2.1. Autorización<text:tab/>12</text:a></text:p>
          <text:p text:style-name="P138"><text:a xlink:type="simple" xlink:href="#__RefHeading___Toc1177_3916416040" text:style-name="Index_20_Link" text:visited-style-name="Index_20_Link">4.2.2. Datos de contacto y de la organización<text:tab/>13</text:a></text:p>
          <text:p text:style-name="P138"><text:a xlink:type="simple" xlink:href="#__RefHeading___Toc1179_3916416040" text:style-name="Index_20_Link" text:visited-style-name="Index_20_Link">4.2.3. Opciones del SP<text:tab/>13</text:a></text:p>
          <text:p text:style-name="P138"><text:a xlink:type="simple" xlink:href="#__RefHeading___Toc1181_3916416040" text:style-name="Index_20_Link" text:visited-style-name="Index_20_Link">4.2.4. Metadatos del IdP<text:tab/>14</text:a></text:p>
          <text:p text:style-name="P138"><text:a xlink:type="simple" xlink:href="#__RefHeading___Toc1183_3916416040" text:style-name="Index_20_Link" text:visited-style-name="Index_20_Link">4.2.5. Metadatos del SP<text:tab/>15</text:a></text:p>
          <text:p text:style-name="P138"><text:a xlink:type="simple" xlink:href="#__RefHeading___Toc1185_3916416040" text:style-name="Index_20_Link" text:visited-style-name="Index_20_Link">4.2.6. Cambios en el código<text:tab/>15</text:a></text:p>
        </text:index-body>
      </text:table-of-content>
      <text:p text:style-name="P2"/>
      <text:h text:style-name="P128" text:outline-level="1"><text:bookmark-start text:name="__RefHeading___Toc106_2933625763"/>Introducción<text:bookmark-end text:name="__RefHeading___Toc106_2933625763"/></text:h>
      <text:p text:style-name="P3">La biblioteca phpPoA (<text:a xlink:type="simple" xlink:href="http://papi.rediris.es/php/" text:style-name="Internet_20_link" text:visited-style-name="Visited_20_Internet_20_Link">http://papi.rediris.es/php/</text:a>) permite integrar fácilmente mecanismos de autenticación y autorización en aplicaciones web basadas en PHP <text:span text:style-name="T1">usando el protocolo PAPI</text:span>.</text:p>
      <text:p text:style-name="P4">La puesta en marcha de SIR 2 y su apuesta por SAML 2 hacen deseable una transición sencilla desde phpPoA hacia otras bibliotecas con soporte de SAML 2. <text:s/><text:span text:style-name="T2">Para cubrir esa necesidad surge samlPoA.</text:span></text:p>
      <text:p text:style-name="P5">SamlPoA es una biblioteca basada en el toolkit SAML publicado por la empresa OneLogin (<text:a xlink:type="simple" xlink:href="https://github.com/onelogin/php-saml" text:style-name="Internet_20_link" text:visited-style-name="Visited_20_Internet_20_Link">https://github.com/onelogin/php-saml</text:a>). El atractivo principal de samlPoA es su compatibilidad casi total con la API de phpPoA.</text:p>
      <text:p text:style-name="P5">En esta guía se describirán los cambios necesarios para migrar una aplicación que hace uso de phpPoA a la biblioteca samlPoA.</text:p>
      <text:p text:style-name="P6"/>
      <text:h text:style-name="P126" text:outline-level="1"><text:bookmark-start text:name="__RefHeading___Toc110_2933625763"/>Preparativos<text:bookmark-end text:name="__RefHeading___Toc110_2933625763"/></text:h>
      <text:p text:style-name="P7">Para migrar una aplicación desde phpPoA a samlPoA es necesario cumplir los siguientes requisitos:</text:p>
      <text:list xml:id="list2966442233" text:style-name="L1">
        <text:list-item>
          <text:p text:style-name="P112">PHP 5.3.3 o superior</text:p>
        </text:list-item>
        <text:list-item>
          <text:p text:style-name="P113">Extensión mcrypt</text:p>
        </text:list-item>
        <text:list-item>
          <text:p text:style-name="P113">Extensión dom</text:p>
        </text:list-item>
        <text:list-item>
          <text:p text:style-name="P113">Extensión openssl</text:p>
        </text:list-item>
      </text:list>
      <text:p text:style-name="P8">Tras comprobar que los requisitos se cumplen, podemos proceder a la instalación de la biblioteca samlPoA.</text:p>
      <text:h text:style-name="Heading_20_2" text:outline-level="2"><text:bookmark-start text:name="__RefHeading___Toc244_108580089"/>Instalación<text:bookmark-end text:name="__RefHeading___Toc244_108580089"/></text:h>
      <text:p text:style-name="P54"><text:span text:style-name="T109">Descargaremos la biblioteca </text:span>utilizando composer<text:span text:style-name="T110"> (</text:span><text:a xlink:type="simple" xlink:href="https://getcomposer.org/download" text:style-name="Internet_20_link" text:visited-style-name="Visited_20_Internet_20_Link"><text:span text:style-name="T110">https://getcomposer.org/download</text:span></text:a><text:span text:style-name="T110">):</text:span></text:p>
      <text:p text:style-name="Ejecutar">composer install rediris/samlpoa</text:p>
      <text:p text:style-name="P70">Composer se encargará de descargar todas las dependencias.</text:p>
      <text:p text:style-name="P71">La biblioteca quedará instalada en la ruta <text:span text:style-name="T78">vendor/rediris/samlpoa</text:span>.</text:p>
      <text:h text:style-name="P136" text:outline-level="2"><text:bookmark-start text:name="__RefHeading___Toc246_108580089"/>Configuración: metadatos del SP y del IdP<text:bookmark-end text:name="__RefHeading___Toc246_108580089"/></text:h>
      <text:p text:style-name="P9">Para usar la biblioteca tendremos que preparar un fichero de configuración que incluya, entre otros elementos, los metadatos de nuestra aplicación (conocida como <text:span text:style-name="T68">Service Provider</text:span> o SP en entornos SAML) y los del <text:span text:style-name="T3">Hub de RedIRIS (que actuará como </text:span><text:span text:style-name="T71">Identity Provider</text:span><text:span text:style-name="T3"> o IdP).</text:span></text:p>
      <text:p text:style-name="P10">Los pasos necesarios son los siguientes:</text:p>
      <text:h text:style-name="Heading_20_3" text:outline-level="3"><text:bookmark-start text:name="__RefHeading___Toc248_108580089"/><text:soft-page-break/>Paso 1: <text:span text:style-name="T125">generar</text:span> par de claves<text:bookmark-end text:name="__RefHeading___Toc248_108580089"/></text:h>
      <text:p text:style-name="P11">Se pueden generar con OpenSSL. Se recomienda que sean autofirmadas y con una duración elevada (e.g. 10 años):</text:p>
      <text:p text:style-name="P78">openssl req -new -x509 -days 3652 \</text:p>
      <text:p text:style-name="P78"><text:tab/>-nodes -out sp.<text:span text:style-name="T7">pem</text:span> -keyout sp.<text:span text:style-name="T6">key</text:span></text:p>
      <text:h text:style-name="Heading_20_3" text:outline-level="3"><text:bookmark-start text:name="__RefHeading___Toc250_108580089"/>Paso 2: copiar la plantilla de configuración<text:bookmark-end text:name="__RefHeading___Toc250_108580089"/></text:h>
      <text:p text:style-name="P12">Con samlPoA se incluye el fichero <text:span text:style-name="T78">settings-template.php</text:span><text:span text:style-name="T126">, </text:span>que puede usarse como plantilla. <text:span text:style-name="T4">Deberá copiarse dentro de la jerarquía de la aplicación con otro nombre, y editar los siguientes parámetros:</text:span></text:p>
      <table:table table:name="Table1" table:style-name="Table1">
        <table:table-column table:style-name="Table1.A"/>
        <table:table-column table:style-name="Table1.B"/>
        <table:table-row>
          <table:table-cell table:style-name="Table1.A1" office:value-type="string">
            <text:p text:style-name="P93">Nombre</text:p>
          </table:table-cell>
          <table:table-cell table:style-name="Table1.B1" office:value-type="string">
            <text:p text:style-name="P94">Uso</text:p>
          </table:table-cell>
        </table:table-row>
        <table:table-row>
          <table:table-cell table:style-name="Table1.A2" office:value-type="string">
            <text:p text:style-name="P88">authz</text:p>
          </table:table-cell>
          <table:table-cell table:style-name="Table1.B2" office:value-type="string">
            <text:p text:style-name="P81">Opciones de autorización. Véase sección<text:span text:style-name="T127"> </text:span><text:span text:style-name="T127"><text:bookmark-ref text:reference-format="number-all-superior" text:ref-name="__RefHeading___Toc480_3712079102">3.1</text:bookmark-ref></text:span><text:span text:style-name="T127">.</text:span></text:p>
          </table:table-cell>
        </table:table-row>
        <table:table-row>
          <table:table-cell table:style-name="Table1.A2" office:value-type="string">
            <text:p text:style-name="P92"><text:span text:style-name="T63">n</text:span>oauth<text:span text:style-name="T62">url</text:span></text:p>
          </table:table-cell>
          <table:table-cell table:style-name="Table1.B2" office:value-type="string">
            <text:p text:style-name="P99">Define la URL a la que enviar a un usuario <text:span text:style-name="T63">que no está autenticado/autorizado al usar la clase </text:span><text:span text:style-name="T86">AutoPoA</text:span><text:span text:style-name="T63">. Es obligatorio especificarla si se usa esta clase</text:span></text:p>
          </table:table-cell>
        </table:table-row>
        <table:table-row>
          <table:table-cell table:style-name="Table1.A2" office:value-type="string">
            <text:p text:style-name="P89">strict</text:p>
          </table:table-cell>
          <table:table-cell table:style-name="Table1.B2" office:value-type="string">
            <text:p text:style-name="P81">Habilita modo estricto en el motor SAML</text:p>
          </table:table-cell>
        </table:table-row>
        <table:table-row>
          <table:table-cell table:style-name="Table1.A2" office:value-type="string">
            <text:p text:style-name="P89">debug</text:p>
          </table:table-cell>
          <table:table-cell table:style-name="Table1.B2" office:value-type="string">
            <text:p text:style-name="P81">Habilita el modo de depuración</text:p>
          </table:table-cell>
        </table:table-row>
        <table:table-row>
          <table:table-cell table:style-name="Table1.A2" office:value-type="string">
            <text:p text:style-name="P89">baseurl</text:p>
          </table:table-cell>
          <table:table-cell table:style-name="Table1.B2" office:value-type="string">
            <text:p text:style-name="P81">Define la URL base de la aplicación. Útil para entornos tras un balanceador de carga.</text:p>
          </table:table-cell>
        </table:table-row>
        <table:table-row>
          <table:table-cell table:style-name="Table1.A2" office:value-type="string">
            <text:p text:style-name="P90">contactPerson</text:p>
          </table:table-cell>
          <table:table-cell table:style-name="Table1.B2" office:value-type="string">
            <text:p text:style-name="P96">Personas de contacto de este SP</text:p>
          </table:table-cell>
        </table:table-row>
        <table:table-row>
          <table:table-cell table:style-name="Table1.A2" office:value-type="string">
            <text:p text:style-name="P90">organization</text:p>
          </table:table-cell>
          <table:table-cell table:style-name="Table1.B2" office:value-type="string">
            <text:p text:style-name="P96">Datos de la organización</text:p>
          </table:table-cell>
        </table:table-row>
        <table:table-row>
          <table:table-cell table:style-name="Table1.A2" office:value-type="string">
            <text:p text:style-name="P89">sp.entityId</text:p>
          </table:table-cell>
          <table:table-cell table:style-name="Table1.B2" office:value-type="string">
            <text:p text:style-name="P82">Entity ID del SP. <text:span text:style-name="T128">Consultar notas más adelante.</text:span></text:p>
          </table:table-cell>
        </table:table-row>
        <table:table-row>
          <table:table-cell table:style-name="Table1.A2" office:value-type="string">
            <text:p text:style-name="P89">sp.assertionConsumerService.url</text:p>
          </table:table-cell>
          <table:table-cell table:style-name="Table1.B2" office:value-type="string">
            <text:p text:style-name="P83">URL del script de consumición de aserciones SAML. Debe ser un script en el que se haga uso de samlPoA<text:span text:style-name="T129">, </text:span>y debe incluir el parámetro GET ‘<text:span text:style-name="T68">acs</text:span>’</text:p>
          </table:table-cell>
        </table:table-row>
        <table:table-row>
          <table:table-cell table:style-name="Table1.A2" office:value-type="string">
            <text:p text:style-name="P89">sp.attributeConsumingService</text:p>
          </table:table-cell>
          <table:table-cell table:style-name="Table1.B2" office:value-type="string">
            <text:p text:style-name="P85">Opcional: permite especificar atributos requeridos</text:p>
          </table:table-cell>
        </table:table-row>
        <table:table-row>
          <table:table-cell table:style-name="Table1.A2" office:value-type="string">
            <text:p text:style-name="P89">sp.singleLogoutService.<text:span text:style-name="T21">url</text:span></text:p>
          </table:table-cell>
          <table:table-cell table:style-name="Table1.B2" office:value-type="string">
            <text:p text:style-name="P84">URL del script de <text:span text:style-name="T5">cierre de sesión único</text:span>. Debe ser un script en el que se haga uso de samlPoA y debe incluir el parámetro GET ‘<text:span text:style-name="T72">sls</text:span>’</text:p>
          </table:table-cell>
        </table:table-row>
        <table:table-row>
          <table:table-cell table:style-name="Table1.A2" office:value-type="string">
            <text:p text:style-name="P89">sp.NameIDFormat</text:p>
          </table:table-cell>
          <table:table-cell table:style-name="Table1.B2" office:value-type="string">
            <text:p text:style-name="P86">Formato de NameID en las aserciones SAML</text:p>
          </table:table-cell>
        </table:table-row>
        <table:table-row>
          <table:table-cell table:style-name="Table1.A2" office:value-type="string">
            <text:p text:style-name="P89">sp.x509cert</text:p>
          </table:table-cell>
          <table:table-cell table:style-name="Table1.B2" office:value-type="string">
            <text:p text:style-name="P87">Certificado <text:span text:style-name="T8">para cifrado y firma</text:span></text:p>
          </table:table-cell>
        </table:table-row>
        <table:table-row>
          <table:table-cell table:style-name="Table1.A2" office:value-type="string">
            <text:p text:style-name="P89">sp.privateKey</text:p>
          </table:table-cell>
          <table:table-cell table:style-name="Table1.B2" office:value-type="string">
            <text:p text:style-name="P95">Clave privada para <text:span text:style-name="T9">cifrado y firma</text:span></text:p>
          </table:table-cell>
        </table:table-row>
        <table:table-row>
          <table:table-cell table:style-name="Table1.A2" office:value-type="string">
            <text:p text:style-name="P91">compress</text:p>
          </table:table-cell>
          <table:table-cell table:style-name="Table1.B2" office:value-type="string">
            <text:p text:style-name="P98">Opciones de compresión</text:p>
          </table:table-cell>
        </table:table-row>
        <table:table-row>
          <table:table-cell table:style-name="Table1.A2" office:value-type="string">
            <text:p text:style-name="P91">security.*</text:p>
          </table:table-cell>
          <table:table-cell table:style-name="Table1.B2" office:value-type="string">
            <text:p text:style-name="P97">Opciones de seguridad. Los valores definidos por defecto permiten compatibilidad con SAML2int</text:p>
          </table:table-cell>
        </table:table-row>
      </table:table>
      <text:p text:style-name="P12"/>
      <text:p text:style-name="P13">La plantilla viene comentada, <text:span text:style-name="T19">aunque a continuación se indican dos aspectos importantes.</text:span></text:p>
      <text:h text:style-name="P139" text:outline-level="4"><text:bookmark-start text:name="__RefHeading___Toc682_3916416040"/><text:soft-page-break/>Entity Id<text:bookmark-end text:name="__RefHeading___Toc682_3916416040"/></text:h>
      <text:p text:style-name="P44">El valor de la opción <text:span text:style-name="T78">sp.entityId</text:span> es muy importante, ya que se trata del identificador del SP. <text:span text:style-name="T105">No debe variar una vez se haya puesto en marcha el SP dentro de la federación, por lo que hay que tener especial cuidado al escogerlo</text:span>.</text:p>
      <text:p text:style-name="P44"><text:span text:style-name="T104">Se recomienda que sea una URI absoluta dentro del SP (o la aplicación, si solamente hay una) en la que se devuelvan los metadatos asociados al mismo. En la sección </text:span><text:span text:style-name="T104"><text:bookmark-ref text:reference-format="number-all-superior" text:ref-name="__RefHeading___Toc259_108580089">2.2.4</text:bookmark-ref></text:span><text:span text:style-name="T104"> se describe cómo generarlos, y en la sección </text:span><text:span text:style-name="T104"><text:bookmark-ref text:reference-format="number-all-superior" text:ref-name="__RefHeading___Toc114_2933625763">4</text:bookmark-ref></text:span><text:span text:style-name="T104"> se menciona cómo se puede conseguir un script PHP que devuelva los metadatos.</text:span></text:p>
      <text:p text:style-name="P45">Un ejemplo de Entity Id<text:span text:style-name="T130"> correcto</text:span>: <text:span text:style-name="T78">https://miaplicacion.organizacion.tld/saml</text:span><text:span text:style-name="T82">2</text:span><text:span text:style-name="T78">metadata.php</text:span></text:p>
      <text:h text:style-name="Heading_20_4" text:outline-level="4"><text:bookmark-start text:name="__RefHeading___Toc255_108580089"/>URLs de servicio <text:span text:style-name="T20">(acs y sls)</text:span><text:bookmark-end text:name="__RefHeading___Toc255_108580089"/></text:h>
      <text:p text:style-name="P17">Las opciones <text:span text:style-name="T78">sp.assertionConsumerService.url</text:span> y <text:span text:style-name="T78">sp.singleLogoutService.</text:span><text:span text:style-name="T87">url</text:span> tienen unos requisitos especiales. Por la manera de funcionar de samlPoA, y para <text:span text:style-name="T131">poder </text:span>mantener la compatibilidad con las llamadas a phpPoA, <text:span text:style-name="T21">es necesario que hagan referencia al script principal de la aplicación con los parámetros GET ‘</text:span><text:span text:style-name="T73">acs</text:span><text:span text:style-name="T21">’ y ‘</text:span><text:span text:style-name="T73">sls</text:span><text:span text:style-name="T21">’ respectivamente.</text:span></text:p>
      <text:p text:style-name="P18">Es decir, si la aplicación se encuentra en la URL <text:a xlink:type="simple" xlink:href="https://miaplicacion.organizacion.tld/ruta/index.php" text:style-name="Internet_20_link" text:visited-style-name="Visited_20_Internet_20_Link">https://miaplicacion.organizacion.tld/ruta/index.php</text:a>, el valor de estas dos opciones deberá ser:</text:p>
      <text:p text:style-name="Codigo">‘assertionConsumerService’ =&gt; array(<text:line-break/><text:tab/>‘url’ =&gt; ‘<text:a xlink:type="simple" xlink:href="https://miaplicacion.organizacion.tld/ruta/index.php?acs" text:style-name="Internet_20_link" text:visited-style-name="Visited_20_Internet_20_Link">https://miaplicacion.organizacion.tld/ruta/index.php?acs</text:a>’,<text:line-break/><text:tab/>// […]<text:line-break/>),</text:p>
      <text:p text:style-name="Codigo">‘<text:span text:style-name="T22">singleLogoutService</text:span>’ =&gt; array(<text:line-break/><text:tab/>‘url’ =&gt; ‘<text:a xlink:type="simple" xlink:href="https://miaplicacion.organizacion.tld/ruta/index.php?sls" text:style-name="Internet_20_link" text:visited-style-name="Visited_20_Internet_20_Link">https://miaplicacion.organizacion.tld/ruta/index.php?</text:a><text:a xlink:type="simple" xlink:href="https://miaplicacion.organizacion.tld/ruta/index.php?sls" text:style-name="Internet_20_link" text:visited-style-name="Visited_20_Internet_20_Link"><text:span text:style-name="T22">sls</text:span></text:a><text:span text:style-name="T22">’</text:span>,<text:line-break/><text:tab/>// […]<text:line-break/>),</text:p>
      <text:p text:style-name="P19"/>
      <text:p text:style-name="P19">La biblioteca se encargará de interceptar las URLs correspondientes cuando samlPoA entre en acción.</text:p>
      <text:h text:style-name="Heading_20_4" text:outline-level="4"><text:bookmark-start text:name="__RefHeading___Toc257_108580089"/>Certificados<text:bookmark-end text:name="__RefHeading___Toc257_108580089"/></text:h>
      <text:p text:style-name="P14">Los valores de tipo certificado y clave privada (<text:span text:style-name="T78">sp.x509cert</text:span> y <text:span text:style-name="T78">sp.privateKey</text:span>) se deben especificar dentro de los delimitadores <text:span text:style-name="T78">CERT</text:span> y <text:span text:style-name="T78">PRIVKEY</text:span> respectivamente. Es decir: el contenido de la parte pública del certificado (fichero <text:span text:style-name="T78">sp.pem</text:span>) debe copiarse de la siguiente manera:</text:p>
      <text:p text:style-name="P100"><text:s text:c="8"/>'x509cert' =&gt; &lt;&lt;&lt;CERT<text:line-break/><text:span text:style-name="T10">-----BEGIN CERTIFICATE-----<text:line-break/>MIIDXTCCAkWgAwIB[…</text:span><text:span text:style-name="T12">]</text:span><text:span text:style-name="T10"><text:line-break/></text:span><text:span text:style-name="T11">-----END CERTIFICATE-----</text:span><text:line-break/>CERT</text:p>
      <text:p text:style-name="P72"><text:soft-page-break/>Debe procederse de manera similar con la clave privada (<text:span text:style-name="T78">sp.key</text:span>) en su bloque correspondiente.</text:p>
      <text:h text:style-name="P131" text:outline-level="3"><text:bookmark-start text:name="__RefHeading___Toc2454_2055006812"/><text:span text:style-name="T16">Paso 3</text:span>. <text:span text:style-name="T16">incluir metadatos del IdP</text:span><text:bookmark-end text:name="__RefHeading___Toc2454_2055006812"/></text:h>
      <text:p text:style-name="P74">Deberemos <text:span text:style-name="T23">conseguir los metadatos en formato XML del IdP al que conectaremos nuestra aplicación.</text:span></text:p>
      <text:p text:style-name="P75">Suponiendo que se encuentran en un fichero llamado idp.xml, usaremos el script parse-idp-metadata.php incluido en el directorio bin/ de samlPoA <text:span text:style-name="T24">de la siguiente manera:</text:span></text:p>
      <text:p text:style-name="P80">php bin/parse-idp-metadata.php idp.xml</text:p>
      <text:p text:style-name="P73">El resultado será un fragmento de código PHP como el siguiente:</text:p>
      <text:p text:style-name="P110">'idp' =&gt; array (<text:line-break/> <text:s/>'entityId' =&gt; 'https://[…],<text:line-break/> <text:s/>// ...<text:line-break/>),</text:p>
      <text:p text:style-name="P73">Deberemos copiar la salida completa, tal cual, en el fichero de configuración de nuestra aplicación, <text:span text:style-name="T25">sustituyendo el bloque ‘idp’ incluido en la plantilla.</text:span></text:p>
      <text:h text:style-name="Heading_20_3" text:outline-level="3"><text:bookmark-start text:name="__RefHeading___Toc259_108580089"/>Paso <text:span text:style-name="T132">4</text:span>: generar metadatos del SP<text:bookmark-end text:name="__RefHeading___Toc259_108580089"/></text:h>
      <text:p text:style-name="P15"><text:span text:style-name="T133">Una vez que</text:span> el fichero de configuración<text:span text:style-name="T133"> esté completo</text:span>, habrá que preparar un fichero <text:span text:style-name="T17">que contenga los metadatos de nuestro SP para entregarlos a RedIRIS.</text:span></text:p>
      <text:p text:style-name="P16">Se puede hacer de una manera sencilla con el script incluido en el subdirectorio bin, con nombre <text:span text:style-name="T79">generate-sp-metadata.php</text:span>. <text:span text:style-name="T18">Se invoca pasando como primer y único argumento el nombre del fichero de configuración. El resultado será un documento XML devuelto en pantalla, que podemos redirigir a un fichero:</text:span></text:p>
      <text:p text:style-name="Ejecutar">php bin/generate-sp-metadata.php miaplicacion-settings.php &gt; miaplicacion.xml</text:p>
      <text:h text:style-name="Heading_20_4" text:outline-level="4"><text:bookmark-start text:name="__RefHeading___Toc684_3916416040"/>Caducidad de los metadatos<text:bookmark-end text:name="__RefHeading___Toc684_3916416040"/></text:h>
      <text:p text:style-name="P43"><text:span text:style-name="T37">L</text:span><text:span text:style-name="T30">os metadatos </text:span><text:span text:style-name="T36">generados tienen una validez de </text:span><text:span text:style-name="T13">2 días</text:span><text:span text:style-name="T36"> desde el momento de su generación. </text:span><text:span text:style-name="T38">Esto significa que, llegada la fecha, el proveedor de identidad que los tenga registrados los considerará inválidos.</text:span></text:p>
      <text:p text:style-name="P46"><text:span text:style-name="T38">E</text:span><text:span text:style-name="T30">ste mecanismo de invalidación está ideado para forzar a los SPs a publicar periódicamente sus metadatos actualizados, que los IdPs recogerán</text:span><text:span text:style-name="T52"> también de manera periódica</text:span><text:span text:style-name="T30">, asegurándose de tener actualizados </text:span><text:span text:style-name="T39">datos como el certificado usado, el responsable o las URLs </text:span><text:span text:style-name="T40">asociadas al servicio.</text:span></text:p>
      <text:p text:style-name="P47"><text:span text:style-name="T30">Si se han seguido las recomendaciones de composición para el </text:span><text:span text:style-name="T76">Entity Id</text:span><text:span text:style-name="T30"> del SP, </text:span><text:span text:style-name="T41">éste deberia apuntar a una URL</text:span><text:span text:style-name="T42"> en la que se publicarán siempre los metadatos actualizados.</text:span></text:p>
      <text:p text:style-name="P48"><text:span text:style-name="T30">Como responsables de un SP, existen </text:span><text:span text:style-name="T48">tres</text:span><text:span text:style-name="T30"> opciones</text:span><text:span text:style-name="T48">:</text:span></text:p>
      <text:list xml:id="list1212453851" text:style-name="L2">
        <text:list-item>
          <text:p text:style-name="P114"><text:soft-page-break/><text:span text:style-name="T30">Mantener una versión estática de los metadatos. En ese caso, será necesario eliminar el atributo </text:span><text:span text:style-name="T83">validUntil</text:span><text:span text:style-name="T30"> de</text:span><text:span text:style-name="T53">l elemento </text:span><text:span text:style-name="T84">&lt;md:EntityDescriptor&gt;</text:span><text:span text:style-name="T30"> </text:span><text:span text:style-name="T53">en </text:span><text:span text:style-name="T30">los metadatos generados.</text:span></text:p>
        </text:list-item>
        <text:list-item>
          <text:p text:style-name="P115"><text:span text:style-name="T30">Configurar un trabajo en cron que ejecute la orden de generación de metadatos y almacen</text:span><text:span text:style-name="T54">e</text:span><text:span text:style-name="T30"> la salida en un fichero </text:span><text:span text:style-name="T43">XML</text:span><text:span text:style-name="T54">.</text:span><text:span text:style-name="T43"> </text:span><text:span text:style-name="T54">Este fichero sería </text:span><text:span text:style-name="T44">accesible </text:span><text:span text:style-name="T55">en</text:span><text:span text:style-name="T44"> </text:span><text:span text:style-name="T43">la URI indicada en el Entity Id</text:span><text:span text:style-name="T46">.</text:span></text:p>
        </text:list-item>
        <text:list-item>
          <text:p text:style-name="P116"><text:span text:style-name="T43">C</text:span><text:span text:style-name="T30">rear un script sencillo usando la biblioteca samlPoA que genere los metadatos </text:span><text:span text:style-name="T45">en cada petición.</text:span></text:p>
        </text:list-item>
      </text:list>
      <text:p text:style-name="P49"><text:span text:style-name="T45">L</text:span><text:span text:style-name="T30">a </text:span><text:span text:style-name="T56">tercera</text:span><text:span text:style-name="T30"> </text:span><text:span text:style-name="T47">opción se explica </text:span><text:span text:style-name="T57">en </text:span><text:span text:style-name="T47">la sección</text:span><text:span text:style-name="T57"> </text:span><text:span text:style-name="T57"><text:bookmark-ref text:reference-format="number-all-superior" text:ref-name="__RefHeading___Toc1183_3916416040">4.2.5</text:bookmark-ref></text:span><text:span text:style-name="T58">.</text:span></text:p>
      <text:p text:style-name="P30"/>
      <text:h text:style-name="P127" text:outline-level="1"><text:bookmark-start text:name="__RefHeading___Toc112_2933625763"/>Adaptación de una aplicación basada en phpPoA<text:bookmark-end text:name="__RefHeading___Toc112_2933625763"/></text:h>
      <text:h text:style-name="Heading_20_2" text:outline-level="2"><text:bookmark-start text:name="__RefHeading___Toc480_3712079102"/>Motores de autorización<text:bookmark-end text:name="__RefHeading___Toc480_3712079102"/></text:h>
      <text:p text:style-name="P20">samlPoA se distribuye con dos motores de autorización equivalentes a los disponibles en phpPoA:</text:p>
      <text:list xml:id="list4009509148" text:style-name="L3">
        <text:list-item>
          <text:p text:style-name="P117"><text:span text:style-name="T26">Autorización por IP fuente (clase </text:span><text:span text:style-name="T88">RedIRIS\SamlPoA\Authz\</text:span><text:span text:style-name="T78">SourceIPAddrAuthzEngine</text:span><text:span text:style-name="T26">)</text:span></text:p>
        </text:list-item>
        <text:list-item>
          <text:p text:style-name="P118"><text:span text:style-name="T26">Autorización por valor de atributos (</text:span><text:span text:style-name="T88">RedIRIS\SamlPoA\Authz\</text:span><text:span text:style-name="T78">AttributeFilterAuthzEngine</text:span><text:span text:style-name="T26">)</text:span></text:p>
        </text:list-item>
      </text:list>
      <text:p text:style-name="P24">En samlPoA toda la configuración de autorización se hace en el mismo fichero en el que se define el resto de parámetros de la aplicación. <text:span text:style-name="T29">En la clave ‘</text:span><text:span text:style-name="T89">authz</text:span><text:span text:style-name="T29">’ se aceptan entradas con la siguiente estructura:</text:span></text:p>
      <text:p text:style-name="Codigo">array(<text:line-break/><text:tab/><text:span text:style-name="T122">'</text:span><text:span text:style-name="T14">engine</text:span><text:span text:style-name="T122">' =&gt; ‘\Namespace\Completo\A\Clase\Autorizacion’,<text:line-break/><text:tab/>‘</text:span><text:span text:style-name="T10">config</text:span>’ =&gt; array(<text:line-break/><text:tab/><text:tab/>‘<text:span text:style-name="T10">default</text:span>’ =&gt; true|false,<text:line-break/><text:tab/><text:tab/>‘<text:span text:style-name="T10">allow</text:span><text:span text:style-name="T15">ed</text:span>’ =&gt; array(…), // Condiciones de aceptación<text:line-break/><text:tab/><text:tab/>‘<text:span text:style-name="T10">den</text:span><text:span text:style-name="T15">ied</text:span>’ =&gt; array(…), // Condiciones de rechazo<text:line-break/><text:tab/><text:tab/>// Parámetros adicionales del motor<text:line-break/><text:tab/>),<text:line-break/>),</text:p>
      <text:p text:style-name="P25"/>
      <text:p text:style-name="P25">Cada motor tiene su propia sintaxis y parámetros adicionales. <text:span text:style-name="T27">A continuación se describe cómo se configura cada uno de ellos.</text:span></text:p>
      <text:h text:style-name="Heading_20_3" text:outline-level="3"><text:bookmark-start text:name="__RefHeading___Toc482_3712079102"/>Autorización por IP<text:bookmark-end text:name="__RefHeading___Toc482_3712079102"/></text:h>
      <text:p text:style-name="P21">Este motor de autorización <text:span text:style-name="T28">soporta la misma semántica de reglas que el original de phpPoA, e introduce un cambio importante: si la aplicación se encuentra tras un balanceador, es necesario indicar la IP (o IPs) del balanceador para que se utilice el valor de la cabecera </text:span><text:span text:style-name="T90">X-Forwarded-For</text:span><text:span text:style-name="T28">.</text:span></text:p>
      <text:p text:style-name="P23"><text:soft-page-break/>Por seguridad la cabecera <text:span text:style-name="T78">X-Forwarded-For</text:span> no se lee a menos que la petición provenga de una IP de confianza previamente conocida.</text:p>
      <text:p text:style-name="P28">Clase: <text:span text:style-name="T83">\RedIRIS\SamlPoA\Authz\SourceIPAddrAuthzEngine</text:span></text:p>
      <text:p text:style-name="P26">Parámetros aceptados:</text:p>
      <text:list xml:id="list2111915793" text:style-name="L4">
        <text:list-item>
          <text:p text:style-name="P119"><text:span text:style-name="T78">proxies: array(‘IP1’, ‘IP2’, …)</text:span>. Opcional. Indica las IPs para las que se respetará la cabecera <text:span text:style-name="T78">X-Forwarded-For</text:span>.</text:p>
        </text:list-item>
        <text:list-item>
          <text:p text:style-name="P122"><text:span text:style-name="T78">default</text:span>: true/false</text:p>
        </text:list-item>
        <text:list-item>
          <text:p text:style-name="P119"><text:span text:style-name="T78">allow</text:span><text:span text:style-name="T91">ed</text:span><text:span text:style-name="T78">: array(‘IP1’, ‘IP2’, …)</text:span>. Indica las IPs para las que el acceso está autorizado</text:p>
        </text:list-item>
        <text:list-item>
          <text:p text:style-name="P119"><text:span text:style-name="T78">den</text:span><text:span text:style-name="T91">ied</text:span><text:span text:style-name="T78">: array(‘IP1’, ‘IP2’, …)</text:span>. Indica las IPs para las que el acceso no está permitido</text:p>
        </text:list-item>
      </text:list>
      <text:p text:style-name="P28">Ejemplos:</text:p>
      <text:p text:style-name="Codigo"><text:span text:style-name="T31">array(<text:line-break/><text:tab/></text:span><text:span text:style-name="T51">'engine' =&gt; </text:span><text:span text:style-name="T31">‘\RedIRIS\SamlPoA\Authz\SourceIPAddrAuthzEngine’,<text:line-break/><text:tab/>‘config’ =&gt; array(<text:line-break/><text:tab/><text:tab/>‘default’ =&gt; false,<text:line-break/><text:tab/><text:tab/>‘allow</text:span><text:span text:style-name="T34">ed</text:span><text:span text:style-name="T31">’ =&gt; array(‘1.2.3.4’, ‘</text:span><text:span text:style-name="T30">2001:db8:0:0:0:0:2:1</text:span><text:span text:style-name="T31">’</text:span><text:span text:style-name="T32">),<text:line-break/><text:tab/><text:tab/>‘den</text:span><text:span text:style-name="T34">ied</text:span><text:span text:style-name="T32">’ =&gt; array(),<text:line-break/><text:tab/>),<text:line-break/>),</text:span></text:p>
      <text:p text:style-name="Text_20_body"/>
      <text:p text:style-name="Codigo"><text:span text:style-name="T31">array(<text:line-break/><text:tab/></text:span><text:span text:style-name="T50">'engine' =&gt; </text:span><text:span text:style-name="T31">‘\RedIRIS\SamlPoA\Authz\SourceIPAddrAuthzEngine’,<text:line-break/><text:tab/>‘config’ =&gt; array(<text:line-break/><text:tab/><text:tab/>‘</text:span><text:span text:style-name="T32">proxies’ =&gt; array(‘10.0.0.1’),</text:span><text:span text:style-name="T31"><text:line-break/><text:tab/><text:tab/>‘default’ =&gt; </text:span><text:span text:style-name="T32">true</text:span><text:span text:style-name="T31">,<text:line-break/><text:tab/><text:tab/>‘allow</text:span><text:span text:style-name="T34">ed</text:span><text:span text:style-name="T31">’ =&gt; array(</text:span><text:span text:style-name="T32">),<text:line-break/><text:tab/><text:tab/>‘den</text:span><text:span text:style-name="T34">ied</text:span><text:span text:style-name="T32">’ =&gt; array(‘67.7.190.12’, ‘99.12.222.12’),<text:line-break/><text:tab/>),<text:line-break/>),</text:span></text:p>
      <text:h text:style-name="Heading_20_3" text:outline-level="3"><text:bookmark-start text:name="__RefHeading___Toc484_3712079102"/><text:span text:style-name="T32">A</text:span><text:span text:style-name="T30">utorización por atributos</text:span><text:bookmark-end text:name="__RefHeading___Toc484_3712079102"/></text:h>
      <text:p text:style-name="P22">Este motor de autorización <text:span text:style-name="T28">soporta la misma semántica de reglas que el original de phpPoA.</text:span></text:p>
      <text:p text:style-name="P31"><text:span text:style-name="T59">Se respetan l</text:span>os nombres de los atributos <text:span text:style-name="T59">en PAPI, para que la transición hacia samlPoA sea más sencilla. Es decir, en lugar de </text:span><text:span text:style-name="T92">eduPersonTargetedId</text:span><text:span text:style-name="T59">, se trabaja con </text:span><text:span text:style-name="T92">ePTI</text:span><text:span text:style-name="T59">.</text:span></text:p>
      <text:p text:style-name="P29">Clase: <text:span text:style-name="T83">\RedIRIS\SamlPoA\Authz\</text:span><text:span text:style-name="T85">AttributeFilterA</text:span><text:span text:style-name="T83">uthzEngine</text:span></text:p>
      <text:p text:style-name="P27">Parámetros aceptados:</text:p>
      <text:list xml:id="list110418637647406" text:continue-numbering="true" text:style-name="L4">
        <text:list-item>
          <text:p text:style-name="P123"><text:span text:style-name="T78">default</text:span>: true/false</text:p>
        </text:list-item>
        <text:list-item>
          <text:p text:style-name="P120"><text:soft-page-break/><text:span text:style-name="T78">allow</text:span><text:span text:style-name="T93">ed</text:span><text:span text:style-name="T78">: array(</text:span><text:span text:style-name="T94">CONJ1, [CONJ2, CONJ3, ...]</text:span><text:span text:style-name="T78">)</text:span>. <text:span text:style-name="T60">Especifica uno o más conjuntos de condiciones sobre los atributos. Todos los conjuntos se enlazan con un “</text:span><text:span text:style-name="T74">OR</text:span><text:span text:style-name="T60">” lógico, y dentro de cada uno de ellos las condiciones tienen implícito un “</text:span><text:span text:style-name="T74">AND</text:span><text:span text:style-name="T60">”. Es decir, basta con que se cumpla uno de los conjuntos para que el resultado del filtro sea positivo, y para ello es necesario que todos los atributos especificados dentro del conjunto tengan los valores esperados.</text:span></text:p>
        </text:list-item>
        <text:list-item>
          <text:p text:style-name="P121"><text:span text:style-name="T78">den</text:span><text:span text:style-name="T93">ied</text:span><text:span text:style-name="T78">: array(</text:span><text:span text:style-name="T94">CONJ1, [CONJ2, CONJ3, ...]</text:span><text:span text:style-name="T78">)</text:span>. <text:span text:style-name="T60">Especifica uno o más conjuntos de condiciones sobre los atributos. Todos los conjuntos se enlazan con un “</text:span><text:span text:style-name="T74">OR</text:span><text:span text:style-name="T60">” lógico, y dentro de cada uno de ellos las condiciones tienen implícitas un “</text:span><text:span text:style-name="T74">AND</text:span><text:span text:style-name="T60">”.</text:span></text:p>
        </text:list-item>
      </text:list>
      <text:p text:style-name="P36">Ejemplo:</text:p>
      <text:p text:style-name="P101"><text:span text:style-name="T31">array(<text:line-break/><text:tab/></text:span><text:span text:style-name="T49">'engine' =&gt; </text:span><text:span text:style-name="T31">‘\RedIRIS\SamlPoA\Authz\</text:span><text:span text:style-name="T33">AttributeFilterAuthzEngine</text:span><text:span text:style-name="T31">’,<text:line-break/><text:tab/>‘config’ =&gt; array(<text:line-break/><text:tab/><text:tab/>‘default’ =&gt; false,<text:line-break/><text:tab/><text:tab/>‘allow</text:span><text:span text:style-name="T35">ed</text:span><text:span text:style-name="T31">’ =&gt; array(<text:line-break/><text:tab/><text:tab/><text:tab/></text:span><text:span text:style-name="T35">array(‘sHO’ =&gt; ‘RedIRIS’, ‘ePA’ =&gt; ‘staff’),<text:line-break/><text:tab/><text:tab/><text:tab/>array(‘ePE’ =&gt; ‘urn:mace:rediris.es:entitlement:example’),</text:span><text:span text:style-name="T31"><text:line-break/><text:tab/><text:tab/></text:span><text:span text:style-name="T32">),<text:line-break/><text:tab/>),<text:line-break/>),</text:span></text:p>
      <text:p text:style-name="P37"/>
      <text:p text:style-name="P37">Se interpreta como: permitir solamente el acceso a usuarios de la organización RedIRIS con <text:span text:style-name="T78">eduPersonAffiliation</text:span> <text:span text:style-name="T68">staff</text:span>, o bien a usuarios que tengan un <text:span text:style-name="T68">entitlement</text:span> con valor <text:span text:style-name="T68">urn:mace:rediris.es:entitlement:example</text:span>.</text:p>
      <text:h text:style-name="Heading_20_2" text:outline-level="2"><text:bookmark-start text:name="__RefHeading___Toc486_3712079102"/>Cambios en el código<text:bookmark-end text:name="__RefHeading___Toc486_3712079102"/></text:h>
      <text:p text:style-name="P32">La aplicación debe modificarse ligeramente para hacer uso de samlPoA sin hacer grandes modificaciones al código que ya hacía uso de phpPoA.</text:p>
      <text:p text:style-name="P32">A continuación se describen algunos aspectos que deben actualizarse.</text:p>
      <text:h text:style-name="Heading_20_3" text:outline-level="3"><text:bookmark-start text:name="__RefHeading___Toc493_3712079102"/>Carga de la biblioteca<text:bookmark-end text:name="__RefHeading___Toc493_3712079102"/></text:h>
      <text:p text:style-name="P34">La biblioteca utiliza Composer para cargarse, por lo que se recomienda <text:span text:style-name="T61">instalarla de la siguiente manera:</text:span></text:p>
      <text:p text:style-name="Ejecutar">composer <text:span text:style-name="T111">require</text:span> rediris/samlpoa</text:p>
      <text:p text:style-name="P35">Y cargarla en el código mediante:</text:p>
      <text:p text:style-name="Codigo">require_once ‘vendor/autoload.php’;</text:p>
      <text:p text:style-name="P33"/>
      <text:h text:style-name="Heading_20_3" text:outline-level="3"><text:bookmark-start text:name="__RefHeading___Toc495_3712079102"/><text:soft-page-break/>Instanciación<text:bookmark-end text:name="__RefHeading___Toc495_3712079102"/></text:h>
      <text:p text:style-name="P38">La instanciación de la clase varía ligeramente respecto a phpPoA.</text:p>
      <text:p text:style-name="P38">En primer lugar, la configuración se especifica en forma de array. <text:span text:style-name="T64">Si se utiliza como base la plantilla <text:s/></text:span><text:span text:style-name="T95">settings-template.php</text:span><text:span text:style-name="T64">, el mecanismo de carga de la configuración sería tan sencillo como el siguiente:</text:span></text:p>
      <text:p text:style-name="Codigo">$settings = require_once ‘fichero_settings.php’;</text:p>
      <text:p text:style-name="P76"/>
      <text:p text:style-name="P76">La instanciación de la clase PoA se hace mediante <text:span text:style-name="T134">el método estático </text:span><text:span text:style-name="T96">poa()</text:span><text:span text:style-name="T134">:</text:span></text:p>
      <text:p text:style-name="Codigo">$poa = \RedIRIS\SamlPoA\Builder::poa($settings);</text:p>
      <text:h text:style-name="Heading_20_3" text:outline-level="3"><text:bookmark-start text:name="__RefHeading___Toc497_3712079102"/>Lectura de atributos<text:bookmark-end text:name="__RefHeading___Toc497_3712079102"/></text:h>
      <text:p text:style-name="P39">samlPoA ofrece dos <text:span text:style-name="T65">métodos para la lectura de atributos:</text:span></text:p>
      <text:list xml:id="list1965251596" text:style-name="L5">
        <text:list-item>
          <text:p text:style-name="P124"><text:span text:style-name="T78">get</text:span><text:span text:style-name="T97">A</text:span><text:span text:style-name="T78">ttributes()</text:span>: <text:span text:style-name="T66">devuelve un array con los atributos del usuario actual usando los nombres en PAPI.</text:span></text:p>
        </text:list-item>
        <text:list-item>
          <text:p text:style-name="P125"><text:span text:style-name="T78">get</text:span><text:span text:style-name="T97">SAML</text:span><text:span text:style-name="T78">Attributes()</text:span>: devuelve un array con los atributos del usuario actual sin alterar los nombres.</text:p>
        </text:list-item>
      </text:list>
      <text:h text:style-name="Heading_20_3" text:outline-level="3"><text:bookmark-start text:name="__RefHeading___Toc499_3712079102"/>AutoPoA<text:bookmark-end text:name="__RefHeading___Toc499_3712079102"/></text:h>
      <text:p text:style-name="P40">En samlPoA también se ofrece una clase equivalente a <text:span text:style-name="T78">AutoPoA</text:span> <text:span text:style-name="T67">de phpPoA. Esta clase necesita que el parámetro </text:span><text:span text:style-name="T98">noauthurl</text:span><text:span text:style-name="T67"> esté definido en los parámetros de configuración.</text:span></text:p>
      <text:p text:style-name="P41">Para hacer uso de la clase <text:span text:style-name="T78">AutoPoA</text:span> basta con instanciar la biblioteca con la siguiente llamada:</text:p>
      <text:p text:style-name="P102">$poa = \RedIRIS\SamlPoA\Builder::autopoa($settings);</text:p>
      <text:p text:style-name="P53"/>
      <text:h text:style-name="P129" text:outline-level="1"><text:bookmark-start text:name="__RefHeading___Toc114_2933625763"/>Ejemplo práctico<text:bookmark-end text:name="__RefHeading___Toc114_2933625763"/></text:h>
      <text:p text:style-name="P42">A continuación se utilizará una aplicación basada en phpPoA para mostrar la conversión hacia samlPoA.</text:p>
      <text:p text:style-name="P52"><text:span text:style-name="T108">Se parte de una aplicación ficticia servidra en </text:span>la URL <text:a xlink:type="simple" xlink:href="https://apps.organizacion.es/ejemplo/" text:style-name="Internet_20_link" text:visited-style-name="Visited_20_Internet_20_Link"><text:span text:style-name="T68">https://</text:span></text:a><text:a xlink:type="simple" xlink:href="https://apps.organizacion.es/ejemplo/" text:style-name="Internet_20_link" text:visited-style-name="Visited_20_Internet_20_Link"><text:span text:style-name="T69">apps.</text:span></text:a><text:a xlink:type="simple" xlink:href="https://apps.organizacion.es/ejemplo/" text:style-name="Internet_20_link" text:visited-style-name="Visited_20_Internet_20_Link"><text:span text:style-name="T68">organizacion.</text:span></text:a><text:a xlink:type="simple" xlink:href="https://apps.organizacion.es/ejemplo/" text:style-name="Internet_20_link" text:visited-style-name="Visited_20_Internet_20_Link"><text:span text:style-name="T70">es</text:span></text:a><text:a xlink:type="simple" xlink:href="https://apps.organizacion.es/ejemplo/" text:style-name="Internet_20_link" text:visited-style-name="Visited_20_Internet_20_Link"><text:span text:style-name="T68">/ejemplo/</text:span></text:a><text:span text:style-name="T68">,</text:span><text:span text:style-name="T77"> y una ruta en el sistema </text:span><text:span text:style-name="T80">/var/www/ejemplo/</text:span><text:span text:style-name="T81">public</text:span><text:span text:style-name="T77">.</text:span></text:p>
      <text:h text:style-name="Heading_20_2" text:outline-level="2"><text:bookmark-start text:name="__RefHeading___Toc686_3916416040"/>Código inicial<text:bookmark-end text:name="__RefHeading___Toc686_3916416040"/></text:h>
      <text:p text:style-name="Codigo">&lt;?php</text:p>
      <text:p text:style-name="Codigo">include("PoA.php");<text:line-break/></text:p>
      <text:p text:style-name="Codigo">$poa = new PoA("ejemplo");<text:line-break/>$poa→authenticate();<text:line-break/>$auth = $poa→isAuthorized("");</text:p>
      <text:p text:style-name="P106">$atributos = $poa-&gt;getAttributes();</text:p>
      <text:p text:style-name="P106"/>
      <text:p text:style-name="P106">echo "Hola " . $atributos['uid'];</text:p>
      <text:p text:style-name="Codigo"/>
      <text:p text:style-name="Codigo">if ($auth) {<text:line-break/> <text:s text:c="3"/>echo "Autorizado";<text:line-break/>} else {<text:line-break/> <text:s text:c="3"/>echo "No autorizado";<text:line-break/>}</text:p>
      <text:p text:style-name="P50"/>
      <text:p text:style-name="P51"><text:span text:style-name="T10">Configuración relevante:</text:span><text:line-break/><text:line-break/><text:span text:style-name="T78">PoA.conf.php</text:span>:</text:p>
      <text:p text:style-name="Codigo">$poa_cfg['ejemplo'] = array(<text:line-break/>[…]<text:line-break/><text:span text:style-name="T106"> <text:s/></text:span>'AuthzEngines' =&gt; array('AttributeFilterAuthzEngine'),<text:line-break/><text:span text:style-name="T106"> <text:s/></text:span>'AuthzEnginesConfFiles' =&gt; array('AttributeFilterAuthzEngine' =&gt; dirname(__FILE__).'/AttributeFilters.conf.php'),<text:line-break/>[…]<text:line-break/>);</text:p>
      <text:p text:style-name="P51"><text:span text:style-name="T78">AttributeFilters</text:span><text:span text:style-name="T99">.conf.php</text:span><text:span text:style-name="T106">:</text:span></text:p>
      <text:p text:style-name="Codigo">$attributefilter_cfg['ejemplo'] = array(<text:line-break/> <text:s/>'Default' =&gt; false,<text:line-break/> <text:s/>'Allowed' =&gt; array(<text:line-break/> <text:s text:c="3"/>array('sHO' =&gt; 'Mi organización', 'eP<text:span text:style-name="T107">A' =&gt; 'staff')<text:line-break/> <text:s text:c="3"/>array('ePE' =&gt; 'urn:mace:rediris.es:entitlement:ejemplo:access')<text:line-break/> <text:s/>),<text:line-break/>);</text:span></text:p>
      <text:h text:style-name="P137" text:outline-level="2"><text:bookmark-start text:name="__RefHeading___Toc688_3916416040"/><text:soft-page-break/><text:span text:style-name="T139">Migración paso a paso</text:span> a samlPoA<text:bookmark-end text:name="__RefHeading___Toc688_3916416040"/></text:h>
      <text:p text:style-name="P55">En el directorio <text:span text:style-name="T78">/var/www/ejemplo</text:span> <text:span text:style-name="T135">(un nivel por encima de </text:span><text:span text:style-name="T100">public/</text:span><text:span text:style-name="T135">) descargaremos la biblioteca samlPoA mediante Composer:</text:span></text:p>
      <text:p text:style-name="Ejecutar">composer require rediris/samlpoa</text:p>
      <text:p text:style-name="P56">También generaremos los <text:span text:style-name="T112">certificados del SP:</text:span></text:p>
      <text:p text:style-name="P79">openssl req -new -x509 -days 3652 \</text:p>
      <text:p text:style-name="P79"><text:tab/>-nodes -out <text:span text:style-name="T112">ejemplo</text:span>.<text:span text:style-name="T7">pem</text:span> -keyout <text:span text:style-name="T112">ejemplo</text:span>.<text:span text:style-name="T6">key</text:span></text:p>
      <text:p text:style-name="P57">Y procederemos a utilizar la plantilla de configuración de samlPoA como base:</text:p>
      <text:p text:style-name="Ejecutar">cp vendor/rediris/samlpoa/settings-template.php settings.php</text:p>
      <text:p text:style-name="P58">A continuación se <text:span text:style-name="T113">muestran las opciones modificadas, su valor y una explicación:</text:span></text:p>
      <text:h text:style-name="Heading_20_3" text:outline-level="3"><text:bookmark-start text:name="__RefHeading___Toc1175_3916416040"/>Autorización<text:bookmark-end text:name="__RefHeading___Toc1175_3916416040"/></text:h>
      <text:p text:style-name="P59">La conversión es casi directa:</text:p>
      <text:p text:style-name="Codigo"><text:s text:c="3"/>'authz' =&gt; array(</text:p>
      <text:p text:style-name="P103"><text:s text:c="8"/>array(</text:p>
      <text:p text:style-name="P109"><text:span text:style-name="T121"><text:tab/><text:tab/> <text:s text:c="2"/>'engine' =&gt; </text:span>'\RedIRIS\SamlPoA\Authz\AttributeFilterAuthzEngine',</text:p>
      <text:p text:style-name="Codigo"><text:s text:c="12"/>'config' =&gt; array(</text:p>
      <text:p text:style-name="Codigo"><text:s text:c="16"/>'default' =&gt; false,</text:p>
      <text:p text:style-name="Codigo"><text:s text:c="16"/>'allowed' =&gt; array( </text:p>
      <text:p text:style-name="P104"><text:s text:c="24"/>array(</text:p>
      <text:p text:style-name="P104"><text:s text:c="25"/>'sHO' =&gt; 'Mi organización',</text:p>
      <text:p text:style-name="P104"><text:s text:c="25"/>'ePA' =&gt; 'staff'</text:p>
      <text:p text:style-name="P104"><text:s text:c="24"/>),</text:p>
      <text:p text:style-name="P105"><text:s text:c="24"/>array(</text:p>
      <text:p text:style-name="P105"><text:s text:c="25"/>'ePE' =&gt; 'urn:mace:rediris.es:entitlement:ejemplo:access'</text:p>
      <text:p text:style-name="P105"><text:s text:c="24"/>)</text:p>
      <text:p text:style-name="Codigo"><text:s text:c="16"/>),</text:p>
      <text:p text:style-name="Codigo"><text:s text:c="12"/>),</text:p>
      <text:p text:style-name="Codigo"><text:s text:c="8"/>),</text:p>
      <text:p text:style-name="Codigo"><text:s text:c="4"/>),</text:p>
      <text:p text:style-name="Codigo"/>
      <text:p text:style-name="Text_20_body"/>
      <text:h text:style-name="P132" text:outline-level="3"><text:bookmark-start text:name="__RefHeading___Toc1177_3916416040"/><text:soft-page-break/>Datos de contacto y de la organización<text:bookmark-end text:name="__RefHeading___Toc1177_3916416040"/></text:h>
      <text:p text:style-name="Codigo"><text:s text:c="4"/>'contactPerson' =&gt; array (</text:p>
      <text:p text:style-name="Codigo"><text:s text:c="8"/>'technical' =&gt; array (</text:p>
      <text:p text:style-name="Codigo"><text:s text:c="12"/>'givenName' =&gt; 'Juan L.',</text:p>
      <text:p text:style-name="Codigo"><text:s text:c="12"/>'emailAddress' =&gt; 'juan@organizacion.es'</text:p>
      <text:p text:style-name="Codigo"><text:s text:c="8"/>),</text:p>
      <text:p text:style-name="Codigo"><text:s text:c="8"/>'support' =&gt; array (</text:p>
      <text:p text:style-name="Codigo"><text:s text:c="12"/>'givenName' =&gt; 'Soporte',</text:p>
      <text:p text:style-name="Codigo"><text:s text:c="12"/>'emailAddress' =&gt; 'soporte@organizacion.es'</text:p>
      <text:p text:style-name="Codigo"><text:s text:c="8"/>),</text:p>
      <text:p text:style-name="Codigo"><text:s text:c="4"/>),</text:p>
      <text:p text:style-name="Codigo"/>
      <text:p text:style-name="Codigo"><text:s text:c="4"/>// Organización</text:p>
      <text:p text:style-name="Codigo"><text:s text:c="4"/>'organization' =&gt; array (</text:p>
      <text:p text:style-name="Codigo"><text:s text:c="8"/>'es-ES' =&gt; array(</text:p>
      <text:p text:style-name="Codigo"><text:s text:c="12"/>'name' =&gt; 'Organizaci<text:span text:style-name="T114">ó</text:span>n',</text:p>
      <text:p text:style-name="Codigo"><text:s text:c="12"/>'displayname' =&gt; 'Organizaci<text:span text:style-name="T114">ó</text:span>n',</text:p>
      <text:p text:style-name="Codigo"><text:s text:c="12"/>'url' =&gt; 'http://www.organizacion.es'</text:p>
      <text:p text:style-name="Codigo"><text:s text:c="8"/>),</text:p>
      <text:p text:style-name="Codigo"><text:s text:c="4"/>),</text:p>
      <text:p text:style-name="Codigo"/>
      <text:p text:style-name="Text_20_body"/>
      <text:h text:style-name="Heading_20_3" text:outline-level="3"><text:bookmark-start text:name="__RefHeading___Toc1179_3916416040"/>Opciones del SP<text:bookmark-end text:name="__RefHeading___Toc1179_3916416040"/></text:h>
      <text:p text:style-name="P60">Se detallan por bloques:</text:p>
      <text:p text:style-name="P60"/>
      <text:p text:style-name="P107"><text:s text:c="8"/>'entityId' =&gt; 'https://apps.organizacion.es/ejemplo/metadatos.php',</text:p>
      <text:p text:style-name="P107"/>
      <text:p text:style-name="Text_20_body"/>
      <text:p text:style-name="P77">Se ha escogido un Entity Id de tipo URI absoluta, apuntando a una URL que presumiblemente contendrá los metadatos de este SP. Esta URL aún no es funcional, pero <text:span text:style-name="T136">en la sección </text:span><text:span text:style-name="T136"><text:bookmark-ref text:reference-format="number-all-superior" text:ref-name="__RefHeading___Toc1183_3916416040">4.2.5</text:bookmark-ref></text:span><text:span text:style-name="T136"> </text:span>haremos que devuelva los metadatos SAML 2.0.</text:p>
      <text:p text:style-name="P77"/>
      <text:p text:style-name="Codigo"><text:s text:c="5"/>'assertionConsumerService' =&gt; array (</text:p>
      <text:p text:style-name="Codigo"><text:s text:c="8"/>// Servicio de consumo de aserciones. Debe contener el parámetro ?acs</text:p>
      <text:p text:style-name="Codigo"><text:s text:c="8"/>'url' =&gt; '<text:span text:style-name="T10">https://apps.organizacion.es/ejemplo/index.php?acs</text:span>',</text:p>
      <text:p text:style-name="Codigo"><text:s text:c="8"/>'binding' =&gt; 'urn:oasis:names:tc:SAML:2.0:bindings:HTTP-POST',</text:p>
      <text:p text:style-name="Codigo"><text:s text:c="5"/>),</text:p>
      <text:p text:style-name="P62"/>
      <text:p text:style-name="P61">La URL de consumo de aserciones debe ser el script principal de la aplicación (en este caso, <text:span text:style-name="T78">index.php</text:span> dentro de la ruta <text:span text:style-name="T78">/ejemplo/</text:span>) con el parámetro GET '<text:span text:style-name="T68">acs</text:span>'.</text:p>
      <text:p text:style-name="P61"><text:soft-page-break/></text:p>
      <text:p text:style-name="Codigo"><text:s text:c="4"/>'singleLogoutService' =&gt; array (</text:p>
      <text:p text:style-name="Codigo"><text:s text:c="8"/>// Servicio de cierre de sesión. Debe contener el parámetro ?sls</text:p>
      <text:p text:style-name="Codigo"><text:s text:c="8"/>'url' =&gt; '<text:span text:style-name="T10">https://apps.organizacion.es/ejemplo/index.php?sls</text:span>',</text:p>
      <text:p text:style-name="Codigo"><text:s text:c="8"/>'binding' =&gt; 'urn:oasis:names:tc:SAML:2.0:bindings:HTTP-Redirect',</text:p>
      <text:p text:style-name="Codigo"><text:s text:c="4"/>),</text:p>
      <text:p text:style-name="P63"/>
      <text:p text:style-name="P63">El servicio de Single Log-Out también tiene unos requisitos similares, aunque en este caso el parámetro GET necesario es '<text:span text:style-name="T68">sls</text:span>'.</text:p>
      <text:p text:style-name="P64"/>
      <text:p text:style-name="Codigo"><text:s text:c="8"/>'x509cert' =&gt; &lt;&lt;&lt;<text:span text:style-name="T10">CERT</text:span></text:p>
      <text:p text:style-name="Codigo">-----BEGIN CERTIFICATE-----</text:p>
      <text:p text:style-name="Codigo">MIIDXTCCAkWgAwIBAgIJANfH1NxBZM2JMA0GCSqGSIb3DQEBCwUAMEUxCzAJBgNV</text:p>
      <text:p text:style-name="Codigo">[...]</text:p>
      <text:p text:style-name="Codigo">-----END CERTIFICATE-----</text:p>
      <text:p text:style-name="P108">CERT</text:p>
      <text:p text:style-name="Codigo">,</text:p>
      <text:p text:style-name="Codigo"><text:s text:c="8"/>'privateKey' =&gt; &lt;&lt;&lt;<text:span text:style-name="T10">PRIVKEY</text:span></text:p>
      <text:p text:style-name="Codigo">-----BEGIN PRIVATE KEY-----</text:p>
      <text:p text:style-name="Codigo">MIIEvQIBADANBgkqhkiG9w0BAQEFAASCBKcwggSjAgEAAoIBAQCkUZjGzxOaoMQY</text:p>
      <text:p text:style-name="Codigo">[...]</text:p>
      <text:p text:style-name="Codigo">-----END PRIVATE KEY-----</text:p>
      <text:p text:style-name="P108">PRIVKEY</text:p>
      <text:p text:style-name="Codigo">,</text:p>
      <text:p text:style-name="P64"/>
      <text:p text:style-name="P64">En las opciones correspondientes a la parte pública<text:span text:style-name="T137"> (</text:span><text:span text:style-name="T101">x509cert</text:span><text:span text:style-name="T137">)</text:span> y privada<text:span text:style-name="T137"> (</text:span><text:span text:style-name="T101">privateKey</text:span><text:span text:style-name="T137">)</text:span> del certificado generado se ha copiado el contenido íntegro de <text:span text:style-name="T78">ejemplo.pem</text:span> y <text:span text:style-name="T78">ejemplo.key</text:span> respectivamente.<text:span text:style-name="T115"> Es importante respetar el formato propuesto por la plantilla.</text:span></text:p>
      <text:h text:style-name="Heading_20_3" text:outline-level="3"><text:bookmark-start text:name="__RefHeading___Toc1181_3916416040"/><text:span text:style-name="T118">Metad</text:span>atos del IdP<text:bookmark-end text:name="__RefHeading___Toc1181_3916416040"/></text:h>
      <text:p text:style-name="P65">Debemos <text:span text:style-name="T116">descargar los metadatos del IdP, en este caso del hub de SIR2. Para conocer la URL exacta desde la que descargar los metadatos hay que ponerse en contacto con los responsables de SIR2. Dependiendo del entorno en el que se despliegue la aplicación, será necesario utilizar unos metadatos u otros. Con los metadatos del IdP conocidos y descargados en formato XML, sobre ellos se ejecutará el script de apoyo de samlPoA:</text:span></text:p>
      <text:p text:style-name="Ejecutar">php vendor/rediris/samlpoa/bin/parse-idp-metadata.php <text:span text:style-name="T75">metadatos-idp</text:span><text:span text:style-name="T68">.xml</text:span></text:p>
      <text:p text:style-name="P66">Deberemos copiar la salida completa y pegarla tal cual <text:span text:style-name="T117">en el lugar indicado para el IdP</text:span> <text:span text:style-name="T117">en </text:span>el fichero de configuración<text:span text:style-name="T117">.</text:span></text:p>
      <text:h text:style-name="P133" text:outline-level="3"><text:bookmark-start text:name="__RefHeading___Toc1183_3916416040"/><text:soft-page-break/>Metadatos del SP<text:bookmark-end text:name="__RefHeading___Toc1183_3916416040"/></text:h>
      <text:p text:style-name="P67">Para este ejemplo, <text:span text:style-name="T119">usaremos metadatos con fecha de caducidad y los publicaremos en la URL indicada en el Entity Id. Crearemos el script </text:span><text:span text:style-name="T102">/var/www/ejemplo/public/metadatos.php</text:span><text:span text:style-name="T119"> con el siguiente contenido:</text:span></text:p>
      <text:p text:style-name="Codigo">&lt;?php</text:p>
      <text:p text:style-name="Codigo"/>
      <text:p text:style-name="Codigo">require_once '../vendor/autoload.php';</text:p>
      <text:p text:style-name="Codigo"/>
      <text:p text:style-name="Codigo">$config = include '<text:span text:style-name="T120">../</text:span>settings.php';</text:p>
      <text:p text:style-name="Codigo"/>
      <text:p text:style-name="Codigo">$poa = <text:span text:style-name="T138">\</text:span>RedIRIS\SamlPoA\Builder::autopoa($config);</text:p>
      <text:p text:style-name="Codigo"/>
      <text:p text:style-name="Codigo">$poa-&gt;dumpMetadata();</text:p>
      <text:p text:style-name="Codigo"/>
      <text:p text:style-name="Text_20_body"/>
      <text:p text:style-name="P69">Podemos ver una primera versión de los metadatos sin necesidad de acceder a la URL mediante la herramienta proporcionada:</text:p>
      <text:p text:style-name="Ejecutar">php <text:span text:style-name="T123">vendor/rediris/samlpoa/bin/generate-sp-metadata.php settings.php</text:span></text:p>
      <text:h text:style-name="Heading_20_3" text:outline-level="3"><text:bookmark-start text:name="__RefHeading___Toc1185_3916416040"/>Cambios en el código<text:bookmark-end text:name="__RefHeading___Toc1185_3916416040"/></text:h>
      <text:p text:style-name="P68">La aplicación<text:span text:style-name="T124"> (</text:span><text:span text:style-name="T103">/var/www/ejemplo/public/index.php</text:span><text:span text:style-name="T124">)</text:span> quedará de la siguiente manera:</text:p>
      <text:p text:style-name="Codigo">&lt;?php</text:p>
      <text:p text:style-name="Codigo"/>
      <text:p text:style-name="Codigo">require_once '../vendor/autoload.php';</text:p>
      <text:p text:style-name="Codigo"/>
      <text:p text:style-name="Codigo">$config = include '../settings.php';</text:p>
      <text:p text:style-name="Codigo"/>
      <text:p text:style-name="Codigo">$poa = \RedIRIS\SamlPoA\Builder::poa($config);</text:p>
      <text:p text:style-name="Codigo">$poa-&gt;authenticate();</text:p>
      <text:p text:style-name="Codigo">$auth = $poa-&gt;isAuthorized("");</text:p>
      <text:p text:style-name="Codigo">$atributos = $poa-&gt;getAttributes();</text:p>
      <text:p text:style-name="Codigo"/>
      <text:p text:style-name="Codigo">echo "Hola " . $atributos['uid'];</text:p>
      <text:p text:style-name="Codigo"/>
      <text:p text:style-name="Codigo">if ($auth) {</text:p>
      <text:p text:style-name="Codigo"><text:s text:c="4"/>echo "Autorizado";</text:p>
      <text:p text:style-name="Codigo">} else {</text:p>
      <text:p text:style-name="Codigo"><text:s text:c="4"/>echo "No autorizado";</text:p>
      <text:p text:style-name="Co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jecutar" style:family="paragraph" style:parent-style-name="Preformatted_20_Text" style:master-page-name="">
      <loext:graphic-properties draw:fill="solid" draw:fill-color="#eeeeee"/>
      <style:paragraph-properties fo:margin-top="0.499cm" fo:margin-bottom="0.499cm" loext:contextual-spacing="true" style:page-number="auto" fo:background-color="#eeeeee" fo:padding="0.3cm" fo:border="0.06pt solid #999999" style:shadow="none" style:writing-mode="page">
        <style:tab-stops/>
      </style:paragraph-properties>
      <style:text-properties fo:color="#2b2bd2" style:font-name="Liberation Mono" fo:font-family="'Liberation Mono'" style:font-style-name="Regular" style:font-family-generic="modern" style:font-pitch="fixed"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digo" style:family="paragraph" style:parent-style-name="Preformatted_20_Text" style:master-page-name="">
      <loext:graphic-properties draw:fill="solid" draw:fill-color="#eeeeee"/>
      <style:paragraph-properties style:page-number="auto" fo:background-color="#eeeeee" fo:padding="0.3cm" fo:border="0.06pt solid #808080" style:shadow="none" style:writing-mode="page"/>
      <style:text-properties fo:color="#a80000" style:font-name="DejaVu Sans Mono" fo:font-family="'DejaVu Sans Mono'" style:font-style-name="Book" style:font-family-generic="modern" style:font-pitch="fixed" fo:font-size="11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9:33:24.004592516</meta:creation-date>
    <dc:date>2017-10-09T11:04:16.733906815</dc:date>
    <meta:editing-duration>PT8H27M50S</meta:editing-duration>
    <meta:editing-cycles>354</meta:editing-cycles>
    <meta:generator>LibreOffice/5.3.6.1$Linux_X86_64 LibreOffice_project/30$Build-1</meta:generator>
    <meta:document-statistic meta:table-count="1" meta:image-count="0" meta:object-count="0" meta:page-count="15" meta:paragraph-count="302" meta:word-count="2771" meta:character-count="20045" meta:non-whitespace-character-count="17010"/>
  </office:meta>
</office:document-meta>
</file>